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102.1pt"/>
    </style:style>
    <style:style style:name="co7" style:family="table-column">
      <style:table-column-properties fo:break-before="auto" style:column-width="148.4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6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upgrade multiplier</text:p>
          </table:table-cell>
          <table:table-cell table:style-name="ce1" office:value-type="string" calcext:value-type="string">
            <text:p>original cost multplier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otal upgrade cost</text:p>
          </table:table-cell>
          <table:table-cell table:style-name="ce1" office:value-type="string" calcext:value-type="string">
            <text:p>total cost + original</text:p>
          </table:table-cell>
          <table:table-cell table:style-name="ce1" office:value-type="string" calcext:value-type="string">
            <text:p>total upgrade cost / item co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5]" office:value-type="float" office:value="1.25" calcext:value-type="float">
            <text:p>1.25</text:p>
          </table:table-cell>
          <table:table-cell table:formula="of:=[.$J$4]*[.A2]" office:value-type="float" office:value="0.25" calcext:value-type="float">
            <text:p>0.25</text:p>
          </table:table-cell>
          <table:table-cell table:formula="of:=CEILING([.C2]*[.$J$2])+[.$J$3]" office:value-type="float" office:value="12" calcext:value-type="float">
            <text:p>12</text:p>
          </table:table-cell>
          <table:table-cell table:formula="of:=SUM([.D$2:.D2])" office:value-type="float" office:value="12" calcext:value-type="float">
            <text:p>12</text:p>
          </table:table-cell>
          <table:table-cell table:formula="of:=[.E2]+[.$J$2]" office:value-type="float" office:value="37" calcext:value-type="float">
            <text:p>37</text:p>
          </table:table-cell>
          <table:table-cell table:formula="of:=[.E2]/[.$J$2]" office:value-type="float" office:value="0.48" calcext:value-type="float">
            <text:p>0.48</text:p>
          </table:table-cell>
          <table:table-cell/>
          <table:table-cell table:style-name="ce1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5]" office:value-type="float" office:value="1.5" calcext:value-type="float">
            <text:p>1.5</text:p>
          </table:table-cell>
          <table:table-cell table:formula="of:=[.$J$4]*[.A3]" office:value-type="float" office:value="0.5" calcext:value-type="float">
            <text:p>0.5</text:p>
          </table:table-cell>
          <table:table-cell table:formula="of:=CEILING([.C3]*[.$J$2])+[.$J$3]" office:value-type="float" office:value="18" calcext:value-type="float">
            <text:p>18</text:p>
          </table:table-cell>
          <table:table-cell table:formula="of:=SUM([.D$2:.D3])" office:value-type="float" office:value="30" calcext:value-type="float">
            <text:p>30</text:p>
          </table:table-cell>
          <table:table-cell table:formula="of:=[.E3]+[.$J$2]" office:value-type="float" office:value="55" calcext:value-type="float">
            <text:p>55</text:p>
          </table:table-cell>
          <table:table-cell table:formula="of:=[.E3]/[.$J$2]" office:value-type="float" office:value="1.2" calcext:value-type="float">
            <text:p>1.2</text:p>
          </table:table-cell>
          <table:table-cell/>
          <table:table-cell table:style-name="ce1" office:value-type="string" calcext:value-type="string">
            <text:p>base upgrade 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5]" office:value-type="float" office:value="1.75" calcext:value-type="float">
            <text:p>1.75</text:p>
          </table:table-cell>
          <table:table-cell table:formula="of:=[.$J$4]*[.A4]" office:value-type="float" office:value="0.75" calcext:value-type="float">
            <text:p>0.75</text:p>
          </table:table-cell>
          <table:table-cell table:formula="of:=CEILING([.C4]*[.$J$2])+[.$J$3]" office:value-type="float" office:value="24" calcext:value-type="float">
            <text:p>24</text:p>
          </table:table-cell>
          <table:table-cell table:formula="of:=SUM([.D$2:.D4])" office:value-type="float" office:value="54" calcext:value-type="float">
            <text:p>54</text:p>
          </table:table-cell>
          <table:table-cell table:formula="of:=[.E4]+[.$J$2]" office:value-type="float" office:value="79" calcext:value-type="float">
            <text:p>79</text:p>
          </table:table-cell>
          <table:table-cell table:formula="of:=[.E4]/[.$J$2]" office:value-type="float" office:value="2.16" calcext:value-type="float">
            <text:p>2.16</text:p>
          </table:table-cell>
          <table:table-cell/>
          <table:table-cell table:style-name="ce1" office:value-type="string" calcext:value-type="string">
            <text:p>cost multipli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formula="of:=1 + [.A5]*[.$J$5]" office:value-type="float" office:value="2" calcext:value-type="float">
            <text:p>2</text:p>
          </table:table-cell>
          <table:table-cell table:style-name="ce4" table:formula="of:=[.$J$4]*[.A5]" office:value-type="float" office:value="1" calcext:value-type="float">
            <text:p>1</text:p>
          </table:table-cell>
          <table:table-cell table:style-name="ce4" table:formula="of:=CEILING([.C5]*[.$J$2])+[.$J$3]" office:value-type="float" office:value="30" calcext:value-type="float">
            <text:p>30</text:p>
          </table:table-cell>
          <table:table-cell table:style-name="ce4" table:formula="of:=SUM([.D$2:.D5])" office:value-type="float" office:value="84" calcext:value-type="float">
            <text:p>84</text:p>
          </table:table-cell>
          <table:table-cell table:style-name="ce4" table:formula="of:=[.E5]+[.$J$2]" office:value-type="float" office:value="109" calcext:value-type="float">
            <text:p>109</text:p>
          </table:table-cell>
          <table:table-cell table:style-name="ce4" table:formula="of:=[.E5]/[.$J$2]" office:value-type="float" office:value="3.36" calcext:value-type="float">
            <text:p>3.36</text:p>
          </table:table-cell>
          <table:table-cell/>
          <table:table-cell table:style-name="ce1" office:value-type="string" calcext:value-type="string">
            <text:p>upgrade amoun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1 + [.A6]*[.$J$5]" office:value-type="float" office:value="2.25" calcext:value-type="float">
            <text:p>2.25</text:p>
          </table:table-cell>
          <table:table-cell table:style-name="ce5" table:formula="of:=[.$J$4]*[.A6]" office:value-type="float" office:value="1.25" calcext:value-type="float">
            <text:p>1.25</text:p>
          </table:table-cell>
          <table:table-cell table:formula="of:=CEILING([.C6]*[.$J$2])+[.$J$3]" office:value-type="float" office:value="37" calcext:value-type="float">
            <text:p>37</text:p>
          </table:table-cell>
          <table:table-cell table:style-name="ce5" table:formula="of:=SUM([.D$2:.D6])" office:value-type="float" office:value="121" calcext:value-type="float">
            <text:p>121</text:p>
          </table:table-cell>
          <table:table-cell table:formula="of:=[.E6]+[.$J$2]" office:value-type="float" office:value="146" calcext:value-type="float">
            <text:p>146</text:p>
          </table:table-cell>
          <table:table-cell table:style-name="ce5" table:formula="of:=[.E6]/[.$J$2]"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table:formula="of:=1 + [.A7]*[.$J$5]" office:value-type="float" office:value="2.5" calcext:value-type="float">
            <text:p>2.5</text:p>
          </table:table-cell>
          <table:table-cell table:style-name="ce5" table:formula="of:=[.$J$4]*[.A7]" office:value-type="float" office:value="1.5" calcext:value-type="float">
            <text:p>1.5</text:p>
          </table:table-cell>
          <table:table-cell table:formula="of:=CEILING([.C7]*[.$J$2])+[.$J$3]" office:value-type="float" office:value="43" calcext:value-type="float">
            <text:p>43</text:p>
          </table:table-cell>
          <table:table-cell table:style-name="ce5" table:formula="of:=SUM([.D$2:.D7])" office:value-type="float" office:value="164" calcext:value-type="float">
            <text:p>164</text:p>
          </table:table-cell>
          <table:table-cell table:formula="of:=[.E7]+[.$J$2]" office:value-type="float" office:value="189" calcext:value-type="float">
            <text:p>189</text:p>
          </table:table-cell>
          <table:table-cell table:style-name="ce5" table:formula="of:=[.E7]/[.$J$2]" office:value-type="float" office:value="6.56" calcext:value-type="float">
            <text:p>6.56</text:p>
          </table:table-cell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table:formula="of:=1 + [.A8]*[.$J$5]" office:value-type="float" office:value="2.75" calcext:value-type="float">
            <text:p>2.75</text:p>
          </table:table-cell>
          <table:table-cell table:style-name="ce5" table:formula="of:=[.$J$4]*[.A8]" office:value-type="float" office:value="1.75" calcext:value-type="float">
            <text:p>1.75</text:p>
          </table:table-cell>
          <table:table-cell table:formula="of:=CEILING([.C8]*[.$J$2])+[.$J$3]" office:value-type="float" office:value="49" calcext:value-type="float">
            <text:p>49</text:p>
          </table:table-cell>
          <table:table-cell table:style-name="ce5" table:formula="of:=SUM([.D$2:.D8])" office:value-type="float" office:value="213" calcext:value-type="float">
            <text:p>213</text:p>
          </table:table-cell>
          <table:table-cell table:formula="of:=[.E8]+[.$J$2]" office:value-type="float" office:value="238" calcext:value-type="float">
            <text:p>238</text:p>
          </table:table-cell>
          <table:table-cell table:style-name="ce5" table:formula="of:=[.E8]/[.$J$2]" office:value-type="float" office:value="8.52" calcext:value-type="float">
            <text:p>8.52</text:p>
          </table:table-cell>
          <table:table-cell table:number-columns-repeated="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formula="of:=1 + [.A9]*[.$J$5]" office:value-type="float" office:value="3" calcext:value-type="float">
            <text:p>3</text:p>
          </table:table-cell>
          <table:table-cell table:style-name="ce4" table:formula="of:=[.$J$4]*[.A9]" office:value-type="float" office:value="2" calcext:value-type="float">
            <text:p>2</text:p>
          </table:table-cell>
          <table:table-cell table:style-name="ce4" table:formula="of:=CEILING([.C9]*[.$J$2])+[.$J$3]" office:value-type="float" office:value="55" calcext:value-type="float">
            <text:p>55</text:p>
          </table:table-cell>
          <table:table-cell table:style-name="ce4" table:formula="of:=SUM([.D$2:.D9])" office:value-type="float" office:value="268" calcext:value-type="float">
            <text:p>268</text:p>
          </table:table-cell>
          <table:table-cell table:style-name="ce4" table:formula="of:=[.E9]+[.$J$2]" office:value-type="float" office:value="293" calcext:value-type="float">
            <text:p>293</text:p>
          </table:table-cell>
          <table:table-cell table:style-name="ce4" table:formula="of:=[.E9]/[.$J$2]" office:value-type="float" office:value="10.72" calcext:value-type="float">
            <text:p>10.72</text:p>
          </table:table-cell>
          <table:table-cell table:number-columns-repeated="3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table:formula="of:=1 + [.A10]*[.$J$5]" office:value-type="float" office:value="3.25" calcext:value-type="float">
            <text:p>3.25</text:p>
          </table:table-cell>
          <table:table-cell table:style-name="ce5" table:formula="of:=[.$J$4]*[.A10]" office:value-type="float" office:value="2.25" calcext:value-type="float">
            <text:p>2.25</text:p>
          </table:table-cell>
          <table:table-cell table:formula="of:=CEILING([.C10]*[.$J$2])+[.$J$3]" office:value-type="float" office:value="62" calcext:value-type="float">
            <text:p>62</text:p>
          </table:table-cell>
          <table:table-cell table:style-name="ce5" table:formula="of:=SUM([.D$2:.D10])" office:value-type="float" office:value="330" calcext:value-type="float">
            <text:p>330</text:p>
          </table:table-cell>
          <table:table-cell table:formula="of:=[.E10]+[.$J$2]" office:value-type="float" office:value="355" calcext:value-type="float">
            <text:p>355</text:p>
          </table:table-cell>
          <table:table-cell table:style-name="ce5" table:formula="of:=[.E10]/[.$J$2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1 + [.A11]*[.$J$5]" office:value-type="float" office:value="3.5" calcext:value-type="float">
            <text:p>3.5</text:p>
          </table:table-cell>
          <table:table-cell table:style-name="ce5" table:formula="of:=[.$J$4]*[.A11]" office:value-type="float" office:value="2.5" calcext:value-type="float">
            <text:p>2.5</text:p>
          </table:table-cell>
          <table:table-cell table:formula="of:=CEILING([.C11]*[.$J$2])+[.$J$3]" office:value-type="float" office:value="68" calcext:value-type="float">
            <text:p>68</text:p>
          </table:table-cell>
          <table:table-cell table:style-name="ce5" table:formula="of:=SUM([.D$2:.D11])" office:value-type="float" office:value="398" calcext:value-type="float">
            <text:p>398</text:p>
          </table:table-cell>
          <table:table-cell table:formula="of:=[.E11]+[.$J$2]" office:value-type="float" office:value="423" calcext:value-type="float">
            <text:p>423</text:p>
          </table:table-cell>
          <table:table-cell table:style-name="ce5" table:formula="of:=[.E11]/[.$J$2]" office:value-type="float" office:value="15.92" calcext:value-type="float">
            <text:p>15.92</text:p>
          </table:table-cell>
          <table:table-cell table:number-columns-repeated="3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table:formula="of:=1 + [.A12]*[.$J$5]" office:value-type="float" office:value="3.75" calcext:value-type="float">
            <text:p>3.75</text:p>
          </table:table-cell>
          <table:table-cell table:style-name="ce5" table:formula="of:=[.$J$4]*[.A12]" office:value-type="float" office:value="2.75" calcext:value-type="float">
            <text:p>2.75</text:p>
          </table:table-cell>
          <table:table-cell table:formula="of:=CEILING([.C12]*[.$J$2])+[.$J$3]" office:value-type="float" office:value="74" calcext:value-type="float">
            <text:p>74</text:p>
          </table:table-cell>
          <table:table-cell table:style-name="ce5" table:formula="of:=SUM([.D$2:.D12])" office:value-type="float" office:value="472" calcext:value-type="float">
            <text:p>472</text:p>
          </table:table-cell>
          <table:table-cell table:formula="of:=[.E12]+[.$J$2]" office:value-type="float" office:value="497" calcext:value-type="float">
            <text:p>497</text:p>
          </table:table-cell>
          <table:table-cell table:style-name="ce5" table:formula="of:=[.E12]/[.$J$2]" office:value-type="float" office:value="18.88" calcext:value-type="float">
            <text:p>18.88</text:p>
          </table:table-cell>
          <table:table-cell table:number-columns-repeated="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table:formula="of:=1 + [.A13]*[.$J$5]" office:value-type="float" office:value="4" calcext:value-type="float">
            <text:p>4</text:p>
          </table:table-cell>
          <table:table-cell table:style-name="ce4" table:formula="of:=[.$J$4]*[.A13]" office:value-type="float" office:value="3" calcext:value-type="float">
            <text:p>3</text:p>
          </table:table-cell>
          <table:table-cell table:style-name="ce4" table:formula="of:=CEILING([.C13]*[.$J$2])+[.$J$3]" office:value-type="float" office:value="80" calcext:value-type="float">
            <text:p>80</text:p>
          </table:table-cell>
          <table:table-cell table:style-name="ce4" table:formula="of:=SUM([.D$2:.D13])" office:value-type="float" office:value="552" calcext:value-type="float">
            <text:p>552</text:p>
          </table:table-cell>
          <table:table-cell table:style-name="ce4" table:formula="of:=[.E13]+[.$J$2]" office:value-type="float" office:value="577" calcext:value-type="float">
            <text:p>577</text:p>
          </table:table-cell>
          <table:table-cell table:style-name="ce4" table:formula="of:=[.E13]/[.$J$2]" office:value-type="float" office:value="22.08" calcext:value-type="float">
            <text:p>22.08</text:p>
          </table:table-cell>
          <table:table-cell table:number-columns-repeated="3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table:formula="of:=1 + [.A14]*[.$J$5]" office:value-type="float" office:value="4.25" calcext:value-type="float">
            <text:p>4.25</text:p>
          </table:table-cell>
          <table:table-cell table:style-name="ce5" table:formula="of:=[.$J$4]*[.A14]" office:value-type="float" office:value="3.25" calcext:value-type="float">
            <text:p>3.25</text:p>
          </table:table-cell>
          <table:table-cell table:formula="of:=CEILING([.C14]*[.$J$2])+[.$J$3]" office:value-type="float" office:value="87" calcext:value-type="float">
            <text:p>87</text:p>
          </table:table-cell>
          <table:table-cell table:style-name="ce5" table:formula="of:=SUM([.D$2:.D14])" office:value-type="float" office:value="639" calcext:value-type="float">
            <text:p>639</text:p>
          </table:table-cell>
          <table:table-cell table:formula="of:=[.E14]+[.$J$2]" office:value-type="float" office:value="664" calcext:value-type="float">
            <text:p>664</text:p>
          </table:table-cell>
          <table:table-cell table:style-name="ce5" table:formula="of:=[.E14]/[.$J$2]" office:value-type="float" office:value="25.56" calcext:value-type="float">
            <text:p>25.56</text:p>
          </table:table-cell>
          <table:table-cell table:number-columns-repeated="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table:formula="of:=1 + [.A15]*[.$J$5]" office:value-type="float" office:value="4.5" calcext:value-type="float">
            <text:p>4.5</text:p>
          </table:table-cell>
          <table:table-cell table:style-name="ce5" table:formula="of:=[.$J$4]*[.A15]" office:value-type="float" office:value="3.5" calcext:value-type="float">
            <text:p>3.5</text:p>
          </table:table-cell>
          <table:table-cell table:formula="of:=CEILING([.C15]*[.$J$2])+[.$J$3]" office:value-type="float" office:value="93" calcext:value-type="float">
            <text:p>93</text:p>
          </table:table-cell>
          <table:table-cell table:style-name="ce5" table:formula="of:=SUM([.D$2:.D15])" office:value-type="float" office:value="732" calcext:value-type="float">
            <text:p>732</text:p>
          </table:table-cell>
          <table:table-cell table:formula="of:=[.E15]+[.$J$2]" office:value-type="float" office:value="757" calcext:value-type="float">
            <text:p>757</text:p>
          </table:table-cell>
          <table:table-cell table:style-name="ce5" table:formula="of:=[.E15]/[.$J$2]" office:value-type="float" office:value="29.28" calcext:value-type="float">
            <text:p>29.28</text:p>
          </table:table-cell>
          <table:table-cell table:number-columns-repeated="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1 + [.A16]*[.$J$5]" office:value-type="float" office:value="4.75" calcext:value-type="float">
            <text:p>4.75</text:p>
          </table:table-cell>
          <table:table-cell table:style-name="ce5" table:formula="of:=[.$J$4]*[.A16]" office:value-type="float" office:value="3.75" calcext:value-type="float">
            <text:p>3.75</text:p>
          </table:table-cell>
          <table:table-cell table:formula="of:=CEILING([.C16]*[.$J$2])+[.$J$3]" office:value-type="float" office:value="99" calcext:value-type="float">
            <text:p>99</text:p>
          </table:table-cell>
          <table:table-cell table:style-name="ce5" table:formula="of:=SUM([.D$2:.D16])" office:value-type="float" office:value="831" calcext:value-type="float">
            <text:p>831</text:p>
          </table:table-cell>
          <table:table-cell table:formula="of:=[.E16]+[.$J$2]" office:value-type="float" office:value="856" calcext:value-type="float">
            <text:p>856</text:p>
          </table:table-cell>
          <table:table-cell table:style-name="ce5" table:formula="of:=[.E16]/[.$J$2]" office:value-type="float" office:value="33.24" calcext:value-type="float">
            <text:p>33.24</text:p>
          </table:table-cell>
          <table:table-cell table:number-columns-repeated="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formula="of:=1 + [.A17]*[.$J$5]" office:value-type="float" office:value="5" calcext:value-type="float">
            <text:p>5</text:p>
          </table:table-cell>
          <table:table-cell table:style-name="ce4" table:formula="of:=[.$J$4]*[.A17]" office:value-type="float" office:value="4" calcext:value-type="float">
            <text:p>4</text:p>
          </table:table-cell>
          <table:table-cell table:style-name="ce4" table:formula="of:=CEILING([.C17]*[.$J$2])+[.$J$3]" office:value-type="float" office:value="105" calcext:value-type="float">
            <text:p>105</text:p>
          </table:table-cell>
          <table:table-cell table:style-name="ce4" table:formula="of:=SUM([.D$2:.D17])" office:value-type="float" office:value="936" calcext:value-type="float">
            <text:p>936</text:p>
          </table:table-cell>
          <table:table-cell table:style-name="ce4" table:formula="of:=[.E17]+[.$J$2]" office:value-type="float" office:value="961" calcext:value-type="float">
            <text:p>961</text:p>
          </table:table-cell>
          <table:table-cell table:style-name="ce4" table:formula="of:=[.E17]/[.$J$2]"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table:formula="of:=1 + [.A18]*[.$J$5]" office:value-type="float" office:value="5.25" calcext:value-type="float">
            <text:p>5.25</text:p>
          </table:table-cell>
          <table:table-cell table:style-name="ce5" table:formula="of:=[.$J$4]*[.A18]" office:value-type="float" office:value="4.25" calcext:value-type="float">
            <text:p>4.25</text:p>
          </table:table-cell>
          <table:table-cell table:formula="of:=CEILING([.C18]*[.$J$2])+[.$J$3]" office:value-type="float" office:value="112" calcext:value-type="float">
            <text:p>112</text:p>
          </table:table-cell>
          <table:table-cell table:style-name="ce5" table:formula="of:=SUM([.D$2:.D18])" office:value-type="float" office:value="1048" calcext:value-type="float">
            <text:p>1048</text:p>
          </table:table-cell>
          <table:table-cell table:formula="of:=[.E18]+[.$J$2]" office:value-type="float" office:value="1073" calcext:value-type="float">
            <text:p>1073</text:p>
          </table:table-cell>
          <table:table-cell table:style-name="ce5" table:formula="of:=[.E18]/[.$J$2]" office:value-type="float" office:value="41.92" calcext:value-type="float">
            <text:p>41.92</text:p>
          </table:table-cell>
          <table:table-cell table:number-columns-repeated="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table:formula="of:=1 + [.A19]*[.$J$5]" office:value-type="float" office:value="5.5" calcext:value-type="float">
            <text:p>5.5</text:p>
          </table:table-cell>
          <table:table-cell table:style-name="ce5" table:formula="of:=[.$J$4]*[.A19]" office:value-type="float" office:value="4.5" calcext:value-type="float">
            <text:p>4.5</text:p>
          </table:table-cell>
          <table:table-cell table:formula="of:=CEILING([.C19]*[.$J$2])+[.$J$3]" office:value-type="float" office:value="118" calcext:value-type="float">
            <text:p>118</text:p>
          </table:table-cell>
          <table:table-cell table:style-name="ce5" table:formula="of:=SUM([.D$2:.D19])" office:value-type="float" office:value="1166" calcext:value-type="float">
            <text:p>1166</text:p>
          </table:table-cell>
          <table:table-cell table:formula="of:=[.E19]+[.$J$2]" office:value-type="float" office:value="1191" calcext:value-type="float">
            <text:p>1191</text:p>
          </table:table-cell>
          <table:table-cell table:style-name="ce5" table:formula="of:=[.E19]/[.$J$2]" office:value-type="float" office:value="46.64" calcext:value-type="float">
            <text:p>46.64</text:p>
          </table:table-cell>
          <table:table-cell table:number-columns-repeated="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table:formula="of:=1 + [.A20]*[.$J$5]" office:value-type="float" office:value="5.75" calcext:value-type="float">
            <text:p>5.75</text:p>
          </table:table-cell>
          <table:table-cell table:style-name="ce5" table:formula="of:=[.$J$4]*[.A20]" office:value-type="float" office:value="4.75" calcext:value-type="float">
            <text:p>4.75</text:p>
          </table:table-cell>
          <table:table-cell table:formula="of:=CEILING([.C20]*[.$J$2])+[.$J$3]" office:value-type="float" office:value="124" calcext:value-type="float">
            <text:p>124</text:p>
          </table:table-cell>
          <table:table-cell table:style-name="ce5" table:formula="of:=SUM([.D$2:.D20])" office:value-type="float" office:value="1290" calcext:value-type="float">
            <text:p>1290</text:p>
          </table:table-cell>
          <table:table-cell table:formula="of:=[.E20]+[.$J$2]" office:value-type="float" office:value="1315" calcext:value-type="float">
            <text:p>1315</text:p>
          </table:table-cell>
          <table:table-cell table:style-name="ce5" table:formula="of:=[.E20]/[.$J$2]" office:value-type="float" office:value="51.6" calcext:value-type="float">
            <text:p>51.6</text:p>
          </table:table-cell>
          <table:table-cell table:number-columns-repeated="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table:formula="of:=1 + [.A21]*[.$J$5]" office:value-type="float" office:value="6" calcext:value-type="float">
            <text:p>6</text:p>
          </table:table-cell>
          <table:table-cell table:style-name="ce4" table:formula="of:=[.$J$4]*[.A21]" office:value-type="float" office:value="5" calcext:value-type="float">
            <text:p>5</text:p>
          </table:table-cell>
          <table:table-cell table:style-name="ce4" table:formula="of:=CEILING([.C21]*[.$J$2])+[.$J$3]" office:value-type="float" office:value="130" calcext:value-type="float">
            <text:p>130</text:p>
          </table:table-cell>
          <table:table-cell table:style-name="ce4" table:formula="of:=SUM([.D$2:.D21])" office:value-type="float" office:value="1420" calcext:value-type="float">
            <text:p>1420</text:p>
          </table:table-cell>
          <table:table-cell table:style-name="ce4" table:formula="of:=[.E21]+[.$J$2]" office:value-type="float" office:value="1445" calcext:value-type="float">
            <text:p>1445</text:p>
          </table:table-cell>
          <table:table-cell table:style-name="ce4" table:formula="of:=[.E21]/[.$J$2]" office:value-type="float" office:value="56.8" calcext:value-type="float">
            <text:p>56.8</text:p>
          </table:table-cell>
          <table:table-cell table:number-columns-repeated="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table:formula="of:=1 + [.A22]*[.$J$5]" office:value-type="float" office:value="6.25" calcext:value-type="float">
            <text:p>6.25</text:p>
          </table:table-cell>
          <table:table-cell table:style-name="ce5" table:formula="of:=[.$J$4]*[.A22]" office:value-type="float" office:value="5.25" calcext:value-type="float">
            <text:p>5.25</text:p>
          </table:table-cell>
          <table:table-cell table:formula="of:=CEILING([.C22]*[.$J$2])+[.$J$3]" office:value-type="float" office:value="137" calcext:value-type="float">
            <text:p>137</text:p>
          </table:table-cell>
          <table:table-cell table:style-name="ce5" table:formula="of:=SUM([.D$2:.D22])" office:value-type="float" office:value="1557" calcext:value-type="float">
            <text:p>1557</text:p>
          </table:table-cell>
          <table:table-cell table:formula="of:=[.E22]+[.$J$2]" office:value-type="float" office:value="1582" calcext:value-type="float">
            <text:p>1582</text:p>
          </table:table-cell>
          <table:table-cell table:style-name="ce5" table:formula="of:=[.E22]/[.$J$2]" office:value-type="float" office:value="62.28" calcext:value-type="float">
            <text:p>62.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5]" office:value-type="float" office:value="6.5" calcext:value-type="float">
            <text:p>6.5</text:p>
          </table:table-cell>
          <table:table-cell table:formula="of:=[.$J$4]*[.A23]" office:value-type="float" office:value="5.5" calcext:value-type="float">
            <text:p>5.5</text:p>
          </table:table-cell>
          <table:table-cell table:formula="of:=CEILING([.C23]*[.$J$2])+[.$J$3]" office:value-type="float" office:value="143" calcext:value-type="float">
            <text:p>143</text:p>
          </table:table-cell>
          <table:table-cell table:formula="of:=SUM([.D$2:.D23])" office:value-type="float" office:value="1700" calcext:value-type="float">
            <text:p>1700</text:p>
          </table:table-cell>
          <table:table-cell table:formula="of:=[.E23]+[.$J$2]" office:value-type="float" office:value="1725" calcext:value-type="float">
            <text:p>1725</text:p>
          </table:table-cell>
          <table:table-cell table:formula="of:=[.E23]/[.$J$2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5]" office:value-type="float" office:value="6.75" calcext:value-type="float">
            <text:p>6.75</text:p>
          </table:table-cell>
          <table:table-cell table:formula="of:=[.$J$4]*[.A24]" office:value-type="float" office:value="5.75" calcext:value-type="float">
            <text:p>5.75</text:p>
          </table:table-cell>
          <table:table-cell table:formula="of:=CEILING([.C24]*[.$J$2])+[.$J$3]" office:value-type="float" office:value="149" calcext:value-type="float">
            <text:p>149</text:p>
          </table:table-cell>
          <table:table-cell table:formula="of:=SUM([.D$2:.D24])" office:value-type="float" office:value="1849" calcext:value-type="float">
            <text:p>1849</text:p>
          </table:table-cell>
          <table:table-cell table:formula="of:=[.E24]+[.$J$2]" office:value-type="float" office:value="1874" calcext:value-type="float">
            <text:p>1874</text:p>
          </table:table-cell>
          <table:table-cell table:formula="of:=[.E24]/[.$J$2]" office:value-type="float" office:value="73.96" calcext:value-type="float">
            <text:p>73.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5]" office:value-type="float" office:value="7" calcext:value-type="float">
            <text:p>7</text:p>
          </table:table-cell>
          <table:table-cell table:formula="of:=[.$J$4]*[.A25]" office:value-type="float" office:value="6" calcext:value-type="float">
            <text:p>6</text:p>
          </table:table-cell>
          <table:table-cell table:formula="of:=CEILING([.C25]*[.$J$2])+[.$J$3]" office:value-type="float" office:value="155" calcext:value-type="float">
            <text:p>155</text:p>
          </table:table-cell>
          <table:table-cell table:formula="of:=SUM([.D$2:.D25])" office:value-type="float" office:value="2004" calcext:value-type="float">
            <text:p>2004</text:p>
          </table:table-cell>
          <table:table-cell table:formula="of:=[.E25]+[.$J$2]" office:value-type="float" office:value="2029" calcext:value-type="float">
            <text:p>2029</text:p>
          </table:table-cell>
          <table:table-cell table:formula="of:=[.E25]/[.$J$2]" office:value-type="float" office:value="80.16" calcext:value-type="float">
            <text:p>80.1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 + [.A26]*[.$J$5]" office:value-type="float" office:value="7.25" calcext:value-type="float">
            <text:p>7.25</text:p>
          </table:table-cell>
          <table:table-cell table:formula="of:=[.$J$4]*[.A26]" office:value-type="float" office:value="6.25" calcext:value-type="float">
            <text:p>6.25</text:p>
          </table:table-cell>
          <table:table-cell table:formula="of:=CEILING([.C26]*[.$J$2])+[.$J$3]" office:value-type="float" office:value="162" calcext:value-type="float">
            <text:p>162</text:p>
          </table:table-cell>
          <table:table-cell table:formula="of:=SUM([.D$2:.D26])" office:value-type="float" office:value="2166" calcext:value-type="float">
            <text:p>2166</text:p>
          </table:table-cell>
          <table:table-cell table:formula="of:=[.E26]+[.$J$2]" office:value-type="float" office:value="2191" calcext:value-type="float">
            <text:p>2191</text:p>
          </table:table-cell>
          <table:table-cell table:formula="of:=[.E26]/[.$J$2]" office:value-type="float" office:value="86.64" calcext:value-type="float">
            <text:p>86.6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5]" office:value-type="float" office:value="7.5" calcext:value-type="float">
            <text:p>7.5</text:p>
          </table:table-cell>
          <table:table-cell table:formula="of:=[.$J$4]*[.A27]" office:value-type="float" office:value="6.5" calcext:value-type="float">
            <text:p>6.5</text:p>
          </table:table-cell>
          <table:table-cell table:formula="of:=CEILING([.C27]*[.$J$2])+[.$J$3]" office:value-type="float" office:value="168" calcext:value-type="float">
            <text:p>168</text:p>
          </table:table-cell>
          <table:table-cell table:formula="of:=SUM([.D$2:.D27])" office:value-type="float" office:value="2334" calcext:value-type="float">
            <text:p>2334</text:p>
          </table:table-cell>
          <table:table-cell table:formula="of:=[.E27]+[.$J$2]" office:value-type="float" office:value="2359" calcext:value-type="float">
            <text:p>2359</text:p>
          </table:table-cell>
          <table:table-cell table:formula="of:=[.E27]/[.$J$2]" office:value-type="float" office:value="93.36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5]" office:value-type="float" office:value="7.75" calcext:value-type="float">
            <text:p>7.75</text:p>
          </table:table-cell>
          <table:table-cell table:formula="of:=[.$J$4]*[.A28]" office:value-type="float" office:value="6.75" calcext:value-type="float">
            <text:p>6.75</text:p>
          </table:table-cell>
          <table:table-cell table:formula="of:=CEILING([.C28]*[.$J$2])+[.$J$3]" office:value-type="float" office:value="174" calcext:value-type="float">
            <text:p>174</text:p>
          </table:table-cell>
          <table:table-cell table:formula="of:=SUM([.D$2:.D28])" office:value-type="float" office:value="2508" calcext:value-type="float">
            <text:p>2508</text:p>
          </table:table-cell>
          <table:table-cell table:formula="of:=[.E28]+[.$J$2]" office:value-type="float" office:value="2533" calcext:value-type="float">
            <text:p>2533</text:p>
          </table:table-cell>
          <table:table-cell table:formula="of:=[.E28]/[.$J$2]"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5]" office:value-type="float" office:value="8" calcext:value-type="float">
            <text:p>8</text:p>
          </table:table-cell>
          <table:table-cell table:formula="of:=[.$J$4]*[.A29]" office:value-type="float" office:value="7" calcext:value-type="float">
            <text:p>7</text:p>
          </table:table-cell>
          <table:table-cell table:formula="of:=CEILING([.C29]*[.$J$2])+[.$J$3]" office:value-type="float" office:value="180" calcext:value-type="float">
            <text:p>180</text:p>
          </table:table-cell>
          <table:table-cell table:formula="of:=SUM([.D$2:.D29])" office:value-type="float" office:value="2688" calcext:value-type="float">
            <text:p>2688</text:p>
          </table:table-cell>
          <table:table-cell table:formula="of:=[.E29]+[.$J$2]" office:value-type="float" office:value="2713" calcext:value-type="float">
            <text:p>2713</text:p>
          </table:table-cell>
          <table:table-cell table:formula="of:=[.E29]/[.$J$2]" office:value-type="float" office:value="107.52" calcext:value-type="float">
            <text:p>107.5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5]" office:value-type="float" office:value="8.25" calcext:value-type="float">
            <text:p>8.25</text:p>
          </table:table-cell>
          <table:table-cell table:formula="of:=[.$J$4]*[.A30]" office:value-type="float" office:value="7.25" calcext:value-type="float">
            <text:p>7.25</text:p>
          </table:table-cell>
          <table:table-cell table:formula="of:=CEILING([.C30]*[.$J$2])+[.$J$3]" office:value-type="float" office:value="187" calcext:value-type="float">
            <text:p>187</text:p>
          </table:table-cell>
          <table:table-cell table:formula="of:=SUM([.D$2:.D30])" office:value-type="float" office:value="2875" calcext:value-type="float">
            <text:p>2875</text:p>
          </table:table-cell>
          <table:table-cell table:formula="of:=[.E30]+[.$J$2]" office:value-type="float" office:value="2900" calcext:value-type="float">
            <text:p>2900</text:p>
          </table:table-cell>
          <table:table-cell table:formula="of:=[.E30]/[.$J$2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 + [.A31]*[.$J$5]" office:value-type="float" office:value="8.5" calcext:value-type="float">
            <text:p>8.5</text:p>
          </table:table-cell>
          <table:table-cell table:formula="of:=[.$J$4]*[.A31]" office:value-type="float" office:value="7.5" calcext:value-type="float">
            <text:p>7.5</text:p>
          </table:table-cell>
          <table:table-cell table:formula="of:=CEILING([.C31]*[.$J$2])+[.$J$3]" office:value-type="float" office:value="193" calcext:value-type="float">
            <text:p>193</text:p>
          </table:table-cell>
          <table:table-cell table:formula="of:=SUM([.D$2:.D31])" office:value-type="float" office:value="3068" calcext:value-type="float">
            <text:p>3068</text:p>
          </table:table-cell>
          <table:table-cell table:formula="of:=[.E31]+[.$J$2]" office:value-type="float" office:value="3093" calcext:value-type="float">
            <text:p>3093</text:p>
          </table:table-cell>
          <table:table-cell table:formula="of:=[.E31]/[.$J$2]" office:value-type="float" office:value="122.72" calcext:value-type="float">
            <text:p>122.7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5]" office:value-type="float" office:value="8.75" calcext:value-type="float">
            <text:p>8.75</text:p>
          </table:table-cell>
          <table:table-cell table:formula="of:=[.$J$4]*[.A32]" office:value-type="float" office:value="7.75" calcext:value-type="float">
            <text:p>7.75</text:p>
          </table:table-cell>
          <table:table-cell table:formula="of:=CEILING([.C32]*[.$J$2])+[.$J$3]" office:value-type="float" office:value="199" calcext:value-type="float">
            <text:p>199</text:p>
          </table:table-cell>
          <table:table-cell table:formula="of:=SUM([.D$2:.D32])" office:value-type="float" office:value="3267" calcext:value-type="float">
            <text:p>3267</text:p>
          </table:table-cell>
          <table:table-cell table:formula="of:=[.E32]+[.$J$2]" office:value-type="float" office:value="3292" calcext:value-type="float">
            <text:p>3292</text:p>
          </table:table-cell>
          <table:table-cell table:formula="of:=[.E32]/[.$J$2]" office:value-type="float" office:value="130.68" calcext:value-type="float">
            <text:p>130.6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5]" office:value-type="float" office:value="9" calcext:value-type="float">
            <text:p>9</text:p>
          </table:table-cell>
          <table:table-cell table:formula="of:=[.$J$4]*[.A33]" office:value-type="float" office:value="8" calcext:value-type="float">
            <text:p>8</text:p>
          </table:table-cell>
          <table:table-cell table:formula="of:=CEILING([.C33]*[.$J$2])+[.$J$3]" office:value-type="float" office:value="205" calcext:value-type="float">
            <text:p>205</text:p>
          </table:table-cell>
          <table:table-cell table:formula="of:=SUM([.D$2:.D33])" office:value-type="float" office:value="3472" calcext:value-type="float">
            <text:p>3472</text:p>
          </table:table-cell>
          <table:table-cell table:formula="of:=[.E33]+[.$J$2]" office:value-type="float" office:value="3497" calcext:value-type="float">
            <text:p>3497</text:p>
          </table:table-cell>
          <table:table-cell table:formula="of:=[.E33]/[.$J$2]" office:value-type="float" office:value="138.88" calcext:value-type="float">
            <text:p>138.8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5]" office:value-type="float" office:value="9.25" calcext:value-type="float">
            <text:p>9.25</text:p>
          </table:table-cell>
          <table:table-cell table:formula="of:=[.$J$4]*[.A34]" office:value-type="float" office:value="8.25" calcext:value-type="float">
            <text:p>8.25</text:p>
          </table:table-cell>
          <table:table-cell table:formula="of:=CEILING([.C34]*[.$J$2])+[.$J$3]" office:value-type="float" office:value="212" calcext:value-type="float">
            <text:p>212</text:p>
          </table:table-cell>
          <table:table-cell table:formula="of:=SUM([.D$2:.D34])" office:value-type="float" office:value="3684" calcext:value-type="float">
            <text:p>3684</text:p>
          </table:table-cell>
          <table:table-cell table:formula="of:=[.E34]+[.$J$2]" office:value-type="float" office:value="3709" calcext:value-type="float">
            <text:p>3709</text:p>
          </table:table-cell>
          <table:table-cell table:formula="of:=[.E34]/[.$J$2]" office:value-type="float" office:value="147.36" calcext:value-type="float">
            <text:p>147.3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5]" office:value-type="float" office:value="9.5" calcext:value-type="float">
            <text:p>9.5</text:p>
          </table:table-cell>
          <table:table-cell table:formula="of:=[.$J$4]*[.A35]" office:value-type="float" office:value="8.5" calcext:value-type="float">
            <text:p>8.5</text:p>
          </table:table-cell>
          <table:table-cell table:formula="of:=CEILING([.C35]*[.$J$2])+[.$J$3]" office:value-type="float" office:value="218" calcext:value-type="float">
            <text:p>218</text:p>
          </table:table-cell>
          <table:table-cell table:formula="of:=SUM([.D$2:.D35])" office:value-type="float" office:value="3902" calcext:value-type="float">
            <text:p>3902</text:p>
          </table:table-cell>
          <table:table-cell table:formula="of:=[.E35]+[.$J$2]" office:value-type="float" office:value="3927" calcext:value-type="float">
            <text:p>3927</text:p>
          </table:table-cell>
          <table:table-cell table:formula="of:=[.E35]/[.$J$2]" office:value-type="float" office:value="156.08" calcext:value-type="float">
            <text:p>156.0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 + [.A36]*[.$J$5]" office:value-type="float" office:value="9.75" calcext:value-type="float">
            <text:p>9.75</text:p>
          </table:table-cell>
          <table:table-cell table:formula="of:=[.$J$4]*[.A36]" office:value-type="float" office:value="8.75" calcext:value-type="float">
            <text:p>8.75</text:p>
          </table:table-cell>
          <table:table-cell table:formula="of:=CEILING([.C36]*[.$J$2])+[.$J$3]" office:value-type="float" office:value="224" calcext:value-type="float">
            <text:p>224</text:p>
          </table:table-cell>
          <table:table-cell table:formula="of:=SUM([.D$2:.D36])" office:value-type="float" office:value="4126" calcext:value-type="float">
            <text:p>4126</text:p>
          </table:table-cell>
          <table:table-cell table:formula="of:=[.E36]+[.$J$2]" office:value-type="float" office:value="4151" calcext:value-type="float">
            <text:p>4151</text:p>
          </table:table-cell>
          <table:table-cell table:formula="of:=[.E36]/[.$J$2]" office:value-type="float" office:value="165.04" calcext:value-type="float">
            <text:p>165.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5]" office:value-type="float" office:value="10" calcext:value-type="float">
            <text:p>10</text:p>
          </table:table-cell>
          <table:table-cell table:formula="of:=[.$J$4]*[.A37]" office:value-type="float" office:value="9" calcext:value-type="float">
            <text:p>9</text:p>
          </table:table-cell>
          <table:table-cell table:formula="of:=CEILING([.C37]*[.$J$2])+[.$J$3]" office:value-type="float" office:value="230" calcext:value-type="float">
            <text:p>230</text:p>
          </table:table-cell>
          <table:table-cell table:formula="of:=SUM([.D$2:.D37])" office:value-type="float" office:value="4356" calcext:value-type="float">
            <text:p>4356</text:p>
          </table:table-cell>
          <table:table-cell table:formula="of:=[.E37]+[.$J$2]" office:value-type="float" office:value="4381" calcext:value-type="float">
            <text:p>4381</text:p>
          </table:table-cell>
          <table:table-cell table:formula="of:=[.E37]/[.$J$2]" office:value-type="float" office:value="174.24" calcext:value-type="float">
            <text:p>174.2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5]" office:value-type="float" office:value="10.25" calcext:value-type="float">
            <text:p>10.25</text:p>
          </table:table-cell>
          <table:table-cell table:formula="of:=[.$J$4]*[.A38]" office:value-type="float" office:value="9.25" calcext:value-type="float">
            <text:p>9.25</text:p>
          </table:table-cell>
          <table:table-cell table:formula="of:=CEILING([.C38]*[.$J$2])+[.$J$3]" office:value-type="float" office:value="237" calcext:value-type="float">
            <text:p>237</text:p>
          </table:table-cell>
          <table:table-cell table:formula="of:=SUM([.D$2:.D38])" office:value-type="float" office:value="4593" calcext:value-type="float">
            <text:p>4593</text:p>
          </table:table-cell>
          <table:table-cell table:formula="of:=[.E38]+[.$J$2]" office:value-type="float" office:value="4618" calcext:value-type="float">
            <text:p>4618</text:p>
          </table:table-cell>
          <table:table-cell table:formula="of:=[.E38]/[.$J$2]" office:value-type="float" office:value="183.72" calcext:value-type="float">
            <text:p>183.7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5]" office:value-type="float" office:value="10.5" calcext:value-type="float">
            <text:p>10.5</text:p>
          </table:table-cell>
          <table:table-cell table:formula="of:=[.$J$4]*[.A39]" office:value-type="float" office:value="9.5" calcext:value-type="float">
            <text:p>9.5</text:p>
          </table:table-cell>
          <table:table-cell table:formula="of:=CEILING([.C39]*[.$J$2])+[.$J$3]" office:value-type="float" office:value="243" calcext:value-type="float">
            <text:p>243</text:p>
          </table:table-cell>
          <table:table-cell table:formula="of:=SUM([.D$2:.D39])" office:value-type="float" office:value="4836" calcext:value-type="float">
            <text:p>4836</text:p>
          </table:table-cell>
          <table:table-cell table:formula="of:=[.E39]+[.$J$2]" office:value-type="float" office:value="4861" calcext:value-type="float">
            <text:p>4861</text:p>
          </table:table-cell>
          <table:table-cell table:formula="of:=[.E39]/[.$J$2]" office:value-type="float" office:value="193.44" calcext:value-type="float">
            <text:p>193.4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5]" office:value-type="float" office:value="10.75" calcext:value-type="float">
            <text:p>10.75</text:p>
          </table:table-cell>
          <table:table-cell table:formula="of:=[.$J$4]*[.A40]" office:value-type="float" office:value="9.75" calcext:value-type="float">
            <text:p>9.75</text:p>
          </table:table-cell>
          <table:table-cell table:formula="of:=CEILING([.C40]*[.$J$2])+[.$J$3]" office:value-type="float" office:value="249" calcext:value-type="float">
            <text:p>249</text:p>
          </table:table-cell>
          <table:table-cell table:formula="of:=SUM([.D$2:.D40])" office:value-type="float" office:value="5085" calcext:value-type="float">
            <text:p>5085</text:p>
          </table:table-cell>
          <table:table-cell table:formula="of:=[.E40]+[.$J$2]" office:value-type="float" office:value="5110" calcext:value-type="float">
            <text:p>5110</text:p>
          </table:table-cell>
          <table:table-cell table:formula="of:=[.E40]/[.$J$2]" office:value-type="float" office:value="203.4" calcext:value-type="float">
            <text:p>203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 + [.A41]*[.$J$5]" office:value-type="float" office:value="11" calcext:value-type="float">
            <text:p>11</text:p>
          </table:table-cell>
          <table:table-cell table:formula="of:=[.$J$4]*[.A41]" office:value-type="float" office:value="10" calcext:value-type="float">
            <text:p>10</text:p>
          </table:table-cell>
          <table:table-cell table:formula="of:=CEILING([.C41]*[.$J$2])+[.$J$3]" office:value-type="float" office:value="255" calcext:value-type="float">
            <text:p>255</text:p>
          </table:table-cell>
          <table:table-cell table:formula="of:=SUM([.D$2:.D41])" office:value-type="float" office:value="5340" calcext:value-type="float">
            <text:p>5340</text:p>
          </table:table-cell>
          <table:table-cell table:formula="of:=[.E41]+[.$J$2]" office:value-type="float" office:value="5365" calcext:value-type="float">
            <text:p>5365</text:p>
          </table:table-cell>
          <table:table-cell table:formula="of:=[.E41]/[.$J$2]" office:value-type="float" office:value="213.6" calcext:value-type="float">
            <text:p>213.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5]" office:value-type="float" office:value="11.25" calcext:value-type="float">
            <text:p>11.25</text:p>
          </table:table-cell>
          <table:table-cell table:formula="of:=[.$J$4]*[.A42]" office:value-type="float" office:value="10.25" calcext:value-type="float">
            <text:p>10.25</text:p>
          </table:table-cell>
          <table:table-cell table:formula="of:=CEILING([.C42]*[.$J$2])+[.$J$3]" office:value-type="float" office:value="262" calcext:value-type="float">
            <text:p>262</text:p>
          </table:table-cell>
          <table:table-cell table:formula="of:=SUM([.D$2:.D42])" office:value-type="float" office:value="5602" calcext:value-type="float">
            <text:p>5602</text:p>
          </table:table-cell>
          <table:table-cell table:formula="of:=[.E42]+[.$J$2]" office:value-type="float" office:value="5627" calcext:value-type="float">
            <text:p>5627</text:p>
          </table:table-cell>
          <table:table-cell table:formula="of:=[.E42]/[.$J$2]" office:value-type="float" office:value="224.08" calcext:value-type="float">
            <text:p>224.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5]" office:value-type="float" office:value="11.5" calcext:value-type="float">
            <text:p>11.5</text:p>
          </table:table-cell>
          <table:table-cell table:formula="of:=[.$J$4]*[.A43]" office:value-type="float" office:value="10.5" calcext:value-type="float">
            <text:p>10.5</text:p>
          </table:table-cell>
          <table:table-cell table:formula="of:=CEILING([.C43]*[.$J$2])+[.$J$3]" office:value-type="float" office:value="268" calcext:value-type="float">
            <text:p>268</text:p>
          </table:table-cell>
          <table:table-cell table:formula="of:=SUM([.D$2:.D43])" office:value-type="float" office:value="5870" calcext:value-type="float">
            <text:p>5870</text:p>
          </table:table-cell>
          <table:table-cell table:formula="of:=[.E43]+[.$J$2]" office:value-type="float" office:value="5895" calcext:value-type="float">
            <text:p>5895</text:p>
          </table:table-cell>
          <table:table-cell table:formula="of:=[.E43]/[.$J$2]" office:value-type="float" office:value="234.8" calcext:value-type="float">
            <text:p>234.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5]" office:value-type="float" office:value="11.75" calcext:value-type="float">
            <text:p>11.75</text:p>
          </table:table-cell>
          <table:table-cell table:formula="of:=[.$J$4]*[.A44]" office:value-type="float" office:value="10.75" calcext:value-type="float">
            <text:p>10.75</text:p>
          </table:table-cell>
          <table:table-cell table:formula="of:=CEILING([.C44]*[.$J$2])+[.$J$3]" office:value-type="float" office:value="274" calcext:value-type="float">
            <text:p>274</text:p>
          </table:table-cell>
          <table:table-cell table:formula="of:=SUM([.D$2:.D44])" office:value-type="float" office:value="6144" calcext:value-type="float">
            <text:p>6144</text:p>
          </table:table-cell>
          <table:table-cell table:formula="of:=[.E44]+[.$J$2]" office:value-type="float" office:value="6169" calcext:value-type="float">
            <text:p>6169</text:p>
          </table:table-cell>
          <table:table-cell table:formula="of:=[.E44]/[.$J$2]" office:value-type="float" office:value="245.76" calcext:value-type="float">
            <text:p>245.7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5]" office:value-type="float" office:value="12" calcext:value-type="float">
            <text:p>12</text:p>
          </table:table-cell>
          <table:table-cell table:formula="of:=[.$J$4]*[.A45]" office:value-type="float" office:value="11" calcext:value-type="float">
            <text:p>11</text:p>
          </table:table-cell>
          <table:table-cell table:formula="of:=CEILING([.C45]*[.$J$2])+[.$J$3]" office:value-type="float" office:value="280" calcext:value-type="float">
            <text:p>280</text:p>
          </table:table-cell>
          <table:table-cell table:formula="of:=SUM([.D$2:.D45])" office:value-type="float" office:value="6424" calcext:value-type="float">
            <text:p>6424</text:p>
          </table:table-cell>
          <table:table-cell table:formula="of:=[.E45]+[.$J$2]" office:value-type="float" office:value="6449" calcext:value-type="float">
            <text:p>6449</text:p>
          </table:table-cell>
          <table:table-cell table:formula="of:=[.E45]/[.$J$2]" office:value-type="float" office:value="256.96" calcext:value-type="float">
            <text:p>256.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 + [.A46]*[.$J$5]" office:value-type="float" office:value="12.25" calcext:value-type="float">
            <text:p>12.25</text:p>
          </table:table-cell>
          <table:table-cell table:formula="of:=[.$J$4]*[.A46]" office:value-type="float" office:value="11.25" calcext:value-type="float">
            <text:p>11.25</text:p>
          </table:table-cell>
          <table:table-cell table:formula="of:=CEILING([.C46]*[.$J$2])+[.$J$3]" office:value-type="float" office:value="287" calcext:value-type="float">
            <text:p>287</text:p>
          </table:table-cell>
          <table:table-cell table:formula="of:=SUM([.D$2:.D46])" office:value-type="float" office:value="6711" calcext:value-type="float">
            <text:p>6711</text:p>
          </table:table-cell>
          <table:table-cell table:formula="of:=[.E46]+[.$J$2]" office:value-type="float" office:value="6736" calcext:value-type="float">
            <text:p>6736</text:p>
          </table:table-cell>
          <table:table-cell table:formula="of:=[.E46]/[.$J$2]" office:value-type="float" office:value="268.44" calcext:value-type="float">
            <text:p>268.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5]" office:value-type="float" office:value="12.5" calcext:value-type="float">
            <text:p>12.5</text:p>
          </table:table-cell>
          <table:table-cell table:formula="of:=[.$J$4]*[.A47]" office:value-type="float" office:value="11.5" calcext:value-type="float">
            <text:p>11.5</text:p>
          </table:table-cell>
          <table:table-cell table:formula="of:=CEILING([.C47]*[.$J$2])+[.$J$3]" office:value-type="float" office:value="293" calcext:value-type="float">
            <text:p>293</text:p>
          </table:table-cell>
          <table:table-cell table:formula="of:=SUM([.D$2:.D47])" office:value-type="float" office:value="7004" calcext:value-type="float">
            <text:p>7004</text:p>
          </table:table-cell>
          <table:table-cell table:formula="of:=[.E47]+[.$J$2]" office:value-type="float" office:value="7029" calcext:value-type="float">
            <text:p>7029</text:p>
          </table:table-cell>
          <table:table-cell table:formula="of:=[.E47]/[.$J$2]" office:value-type="float" office:value="280.16" calcext:value-type="float">
            <text:p>280.1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5]" office:value-type="float" office:value="12.75" calcext:value-type="float">
            <text:p>12.75</text:p>
          </table:table-cell>
          <table:table-cell table:formula="of:=[.$J$4]*[.A48]" office:value-type="float" office:value="11.75" calcext:value-type="float">
            <text:p>11.75</text:p>
          </table:table-cell>
          <table:table-cell table:formula="of:=CEILING([.C48]*[.$J$2])+[.$J$3]" office:value-type="float" office:value="299" calcext:value-type="float">
            <text:p>299</text:p>
          </table:table-cell>
          <table:table-cell table:formula="of:=SUM([.D$2:.D48])" office:value-type="float" office:value="7303" calcext:value-type="float">
            <text:p>7303</text:p>
          </table:table-cell>
          <table:table-cell table:formula="of:=[.E48]+[.$J$2]" office:value-type="float" office:value="7328" calcext:value-type="float">
            <text:p>7328</text:p>
          </table:table-cell>
          <table:table-cell table:formula="of:=[.E48]/[.$J$2]" office:value-type="float" office:value="292.12" calcext:value-type="float">
            <text:p>292.1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5]" office:value-type="float" office:value="13" calcext:value-type="float">
            <text:p>13</text:p>
          </table:table-cell>
          <table:table-cell table:formula="of:=[.$J$4]*[.A49]" office:value-type="float" office:value="12" calcext:value-type="float">
            <text:p>12</text:p>
          </table:table-cell>
          <table:table-cell table:formula="of:=CEILING([.C49]*[.$J$2])+[.$J$3]" office:value-type="float" office:value="305" calcext:value-type="float">
            <text:p>305</text:p>
          </table:table-cell>
          <table:table-cell table:formula="of:=SUM([.D$2:.D49])" office:value-type="float" office:value="7608" calcext:value-type="float">
            <text:p>7608</text:p>
          </table:table-cell>
          <table:table-cell table:formula="of:=[.E49]+[.$J$2]" office:value-type="float" office:value="7633" calcext:value-type="float">
            <text:p>7633</text:p>
          </table:table-cell>
          <table:table-cell table:formula="of:=[.E49]/[.$J$2]" office:value-type="float" office:value="304.32" calcext:value-type="float">
            <text:p>304.3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5]" office:value-type="float" office:value="13.25" calcext:value-type="float">
            <text:p>13.25</text:p>
          </table:table-cell>
          <table:table-cell table:formula="of:=[.$J$4]*[.A50]" office:value-type="float" office:value="12.25" calcext:value-type="float">
            <text:p>12.25</text:p>
          </table:table-cell>
          <table:table-cell table:formula="of:=CEILING([.C50]*[.$J$2])+[.$J$3]" office:value-type="float" office:value="312" calcext:value-type="float">
            <text:p>312</text:p>
          </table:table-cell>
          <table:table-cell table:formula="of:=SUM([.D$2:.D50])" office:value-type="float" office:value="7920" calcext:value-type="float">
            <text:p>7920</text:p>
          </table:table-cell>
          <table:table-cell table:formula="of:=[.E50]+[.$J$2]" office:value-type="float" office:value="7945" calcext:value-type="float">
            <text:p>7945</text:p>
          </table:table-cell>
          <table:table-cell table:formula="of:=[.E50]/[.$J$2]" office:value-type="float" office:value="316.8" calcext:value-type="float">
            <text:p>316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 + [.A51]*[.$J$5]" office:value-type="float" office:value="13.5" calcext:value-type="float">
            <text:p>13.5</text:p>
          </table:table-cell>
          <table:table-cell table:formula="of:=[.$J$4]*[.A51]" office:value-type="float" office:value="12.5" calcext:value-type="float">
            <text:p>12.5</text:p>
          </table:table-cell>
          <table:table-cell table:formula="of:=CEILING([.C51]*[.$J$2])+[.$J$3]" office:value-type="float" office:value="318" calcext:value-type="float">
            <text:p>318</text:p>
          </table:table-cell>
          <table:table-cell table:formula="of:=SUM([.D$2:.D51])" office:value-type="float" office:value="8238" calcext:value-type="float">
            <text:p>8238</text:p>
          </table:table-cell>
          <table:table-cell table:formula="of:=[.E51]+[.$J$2]" office:value-type="float" office:value="8263" calcext:value-type="float">
            <text:p>8263</text:p>
          </table:table-cell>
          <table:table-cell table:formula="of:=[.E51]/[.$J$2]" office:value-type="float" office:value="329.52" calcext:value-type="float">
            <text:p>329.5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5]" office:value-type="float" office:value="13.75" calcext:value-type="float">
            <text:p>13.75</text:p>
          </table:table-cell>
          <table:table-cell table:formula="of:=[.$J$4]*[.A52]" office:value-type="float" office:value="12.75" calcext:value-type="float">
            <text:p>12.75</text:p>
          </table:table-cell>
          <table:table-cell table:formula="of:=CEILING([.C52]*[.$J$2])+[.$J$3]" office:value-type="float" office:value="324" calcext:value-type="float">
            <text:p>324</text:p>
          </table:table-cell>
          <table:table-cell table:formula="of:=SUM([.D$2:.D52])" office:value-type="float" office:value="8562" calcext:value-type="float">
            <text:p>8562</text:p>
          </table:table-cell>
          <table:table-cell table:formula="of:=[.E52]+[.$J$2]" office:value-type="float" office:value="8587" calcext:value-type="float">
            <text:p>8587</text:p>
          </table:table-cell>
          <table:table-cell table:formula="of:=[.E52]/[.$J$2]" office:value-type="float" office:value="342.48" calcext:value-type="float">
            <text:p>342.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5]" office:value-type="float" office:value="14" calcext:value-type="float">
            <text:p>14</text:p>
          </table:table-cell>
          <table:table-cell table:formula="of:=[.$J$4]*[.A53]" office:value-type="float" office:value="13" calcext:value-type="float">
            <text:p>13</text:p>
          </table:table-cell>
          <table:table-cell table:formula="of:=CEILING([.C53]*[.$J$2])+[.$J$3]" office:value-type="float" office:value="330" calcext:value-type="float">
            <text:p>330</text:p>
          </table:table-cell>
          <table:table-cell table:formula="of:=SUM([.D$2:.D53])" office:value-type="float" office:value="8892" calcext:value-type="float">
            <text:p>8892</text:p>
          </table:table-cell>
          <table:table-cell table:formula="of:=[.E53]+[.$J$2]" office:value-type="float" office:value="8917" calcext:value-type="float">
            <text:p>8917</text:p>
          </table:table-cell>
          <table:table-cell table:formula="of:=[.E53]/[.$J$2]"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5]" office:value-type="float" office:value="14.25" calcext:value-type="float">
            <text:p>14.25</text:p>
          </table:table-cell>
          <table:table-cell table:formula="of:=[.$J$4]*[.A54]" office:value-type="float" office:value="13.25" calcext:value-type="float">
            <text:p>13.25</text:p>
          </table:table-cell>
          <table:table-cell table:formula="of:=CEILING([.C54]*[.$J$2])+[.$J$3]" office:value-type="float" office:value="337" calcext:value-type="float">
            <text:p>337</text:p>
          </table:table-cell>
          <table:table-cell table:formula="of:=SUM([.D$2:.D54])" office:value-type="float" office:value="9229" calcext:value-type="float">
            <text:p>9229</text:p>
          </table:table-cell>
          <table:table-cell table:formula="of:=[.E54]+[.$J$2]" office:value-type="float" office:value="9254" calcext:value-type="float">
            <text:p>9254</text:p>
          </table:table-cell>
          <table:table-cell table:formula="of:=[.E54]/[.$J$2]" office:value-type="float" office:value="369.16" calcext:value-type="float">
            <text:p>369.1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5]" office:value-type="float" office:value="14.5" calcext:value-type="float">
            <text:p>14.5</text:p>
          </table:table-cell>
          <table:table-cell table:formula="of:=[.$J$4]*[.A55]" office:value-type="float" office:value="13.5" calcext:value-type="float">
            <text:p>13.5</text:p>
          </table:table-cell>
          <table:table-cell table:formula="of:=CEILING([.C55]*[.$J$2])+[.$J$3]" office:value-type="float" office:value="343" calcext:value-type="float">
            <text:p>343</text:p>
          </table:table-cell>
          <table:table-cell table:formula="of:=SUM([.D$2:.D55])" office:value-type="float" office:value="9572" calcext:value-type="float">
            <text:p>9572</text:p>
          </table:table-cell>
          <table:table-cell table:formula="of:=[.E55]+[.$J$2]" office:value-type="float" office:value="9597" calcext:value-type="float">
            <text:p>9597</text:p>
          </table:table-cell>
          <table:table-cell table:formula="of:=[.E55]/[.$J$2]" office:value-type="float" office:value="382.88" calcext:value-type="float">
            <text:p>382.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5]" office:value-type="float" office:value="14.75" calcext:value-type="float">
            <text:p>14.75</text:p>
          </table:table-cell>
          <table:table-cell table:formula="of:=[.$J$4]*[.A56]" office:value-type="float" office:value="13.75" calcext:value-type="float">
            <text:p>13.75</text:p>
          </table:table-cell>
          <table:table-cell table:formula="of:=CEILING([.C56]*[.$J$2])+[.$J$3]" office:value-type="float" office:value="349" calcext:value-type="float">
            <text:p>349</text:p>
          </table:table-cell>
          <table:table-cell table:formula="of:=SUM([.D$2:.D56])" office:value-type="float" office:value="9921" calcext:value-type="float">
            <text:p>9921</text:p>
          </table:table-cell>
          <table:table-cell table:formula="of:=[.E56]+[.$J$2]" office:value-type="float" office:value="9946" calcext:value-type="float">
            <text:p>9946</text:p>
          </table:table-cell>
          <table:table-cell table:formula="of:=[.E56]/[.$J$2]" office:value-type="float" office:value="396.84" calcext:value-type="float">
            <text:p>396.8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5]" office:value-type="float" office:value="15" calcext:value-type="float">
            <text:p>15</text:p>
          </table:table-cell>
          <table:table-cell table:formula="of:=[.$J$4]*[.A57]" office:value-type="float" office:value="14" calcext:value-type="float">
            <text:p>14</text:p>
          </table:table-cell>
          <table:table-cell table:formula="of:=CEILING([.C57]*[.$J$2])+[.$J$3]" office:value-type="float" office:value="355" calcext:value-type="float">
            <text:p>355</text:p>
          </table:table-cell>
          <table:table-cell table:formula="of:=SUM([.D$2:.D57])" office:value-type="float" office:value="10276" calcext:value-type="float">
            <text:p>10276</text:p>
          </table:table-cell>
          <table:table-cell table:formula="of:=[.E57]+[.$J$2]" office:value-type="float" office:value="10301" calcext:value-type="float">
            <text:p>10301</text:p>
          </table:table-cell>
          <table:table-cell table:formula="of:=[.E57]/[.$J$2]" office:value-type="float" office:value="411.04" calcext:value-type="float">
            <text:p>411.0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5]" office:value-type="float" office:value="15.25" calcext:value-type="float">
            <text:p>15.25</text:p>
          </table:table-cell>
          <table:table-cell table:formula="of:=[.$J$4]*[.A58]" office:value-type="float" office:value="14.25" calcext:value-type="float">
            <text:p>14.25</text:p>
          </table:table-cell>
          <table:table-cell table:formula="of:=CEILING([.C58]*[.$J$2])+[.$J$3]" office:value-type="float" office:value="362" calcext:value-type="float">
            <text:p>362</text:p>
          </table:table-cell>
          <table:table-cell table:formula="of:=SUM([.D$2:.D58])" office:value-type="float" office:value="10638" calcext:value-type="float">
            <text:p>10638</text:p>
          </table:table-cell>
          <table:table-cell table:formula="of:=[.E58]+[.$J$2]" office:value-type="float" office:value="10663" calcext:value-type="float">
            <text:p>10663</text:p>
          </table:table-cell>
          <table:table-cell table:formula="of:=[.E58]/[.$J$2]" office:value-type="float" office:value="425.52" calcext:value-type="float">
            <text:p>42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5]" office:value-type="float" office:value="15.5" calcext:value-type="float">
            <text:p>15.5</text:p>
          </table:table-cell>
          <table:table-cell table:formula="of:=[.$J$4]*[.A59]" office:value-type="float" office:value="14.5" calcext:value-type="float">
            <text:p>14.5</text:p>
          </table:table-cell>
          <table:table-cell table:formula="of:=CEILING([.C59]*[.$J$2])+[.$J$3]" office:value-type="float" office:value="368" calcext:value-type="float">
            <text:p>368</text:p>
          </table:table-cell>
          <table:table-cell table:formula="of:=SUM([.D$2:.D59])" office:value-type="float" office:value="11006" calcext:value-type="float">
            <text:p>11006</text:p>
          </table:table-cell>
          <table:table-cell table:formula="of:=[.E59]+[.$J$2]" office:value-type="float" office:value="11031" calcext:value-type="float">
            <text:p>11031</text:p>
          </table:table-cell>
          <table:table-cell table:formula="of:=[.E59]/[.$J$2]" office:value-type="float" office:value="440.24" calcext:value-type="float">
            <text:p>440.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5]" office:value-type="float" office:value="15.75" calcext:value-type="float">
            <text:p>15.75</text:p>
          </table:table-cell>
          <table:table-cell table:formula="of:=[.$J$4]*[.A60]" office:value-type="float" office:value="14.75" calcext:value-type="float">
            <text:p>14.75</text:p>
          </table:table-cell>
          <table:table-cell table:formula="of:=CEILING([.C60]*[.$J$2])+[.$J$3]" office:value-type="float" office:value="374" calcext:value-type="float">
            <text:p>374</text:p>
          </table:table-cell>
          <table:table-cell table:formula="of:=SUM([.D$2:.D60])" office:value-type="float" office:value="11380" calcext:value-type="float">
            <text:p>11380</text:p>
          </table:table-cell>
          <table:table-cell table:formula="of:=[.E60]+[.$J$2]" office:value-type="float" office:value="11405" calcext:value-type="float">
            <text:p>11405</text:p>
          </table:table-cell>
          <table:table-cell table:formula="of:=[.E60]/[.$J$2]" office:value-type="float" office:value="455.2" calcext:value-type="float">
            <text:p>455.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5]" office:value-type="float" office:value="16" calcext:value-type="float">
            <text:p>16</text:p>
          </table:table-cell>
          <table:table-cell table:formula="of:=[.$J$4]*[.A61]" office:value-type="float" office:value="15" calcext:value-type="float">
            <text:p>15</text:p>
          </table:table-cell>
          <table:table-cell table:formula="of:=CEILING([.C61]*[.$J$2])+[.$J$3]" office:value-type="float" office:value="380" calcext:value-type="float">
            <text:p>380</text:p>
          </table:table-cell>
          <table:table-cell table:formula="of:=SUM([.D$2:.D61])" office:value-type="float" office:value="11760" calcext:value-type="float">
            <text:p>11760</text:p>
          </table:table-cell>
          <table:table-cell table:formula="of:=[.E61]+[.$J$2]" office:value-type="float" office:value="11785" calcext:value-type="float">
            <text:p>11785</text:p>
          </table:table-cell>
          <table:table-cell table:formula="of:=[.E61]/[.$J$2]" office:value-type="float" office:value="470.4" calcext:value-type="float">
            <text:p>470.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5]" office:value-type="float" office:value="16.25" calcext:value-type="float">
            <text:p>16.25</text:p>
          </table:table-cell>
          <table:table-cell table:formula="of:=[.$J$4]*[.A62]" office:value-type="float" office:value="15.25" calcext:value-type="float">
            <text:p>15.25</text:p>
          </table:table-cell>
          <table:table-cell table:formula="of:=CEILING([.C62]*[.$J$2])+[.$J$3]" office:value-type="float" office:value="387" calcext:value-type="float">
            <text:p>387</text:p>
          </table:table-cell>
          <table:table-cell table:formula="of:=SUM([.D$2:.D62])" office:value-type="float" office:value="12147" calcext:value-type="float">
            <text:p>12147</text:p>
          </table:table-cell>
          <table:table-cell table:formula="of:=[.E62]+[.$J$2]" office:value-type="float" office:value="12172" calcext:value-type="float">
            <text:p>12172</text:p>
          </table:table-cell>
          <table:table-cell table:formula="of:=[.E62]/[.$J$2]" office:value-type="float" office:value="485.88" calcext:value-type="float">
            <text:p>485.8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5]" office:value-type="float" office:value="16.5" calcext:value-type="float">
            <text:p>16.5</text:p>
          </table:table-cell>
          <table:table-cell table:formula="of:=[.$J$4]*[.A63]" office:value-type="float" office:value="15.5" calcext:value-type="float">
            <text:p>15.5</text:p>
          </table:table-cell>
          <table:table-cell table:formula="of:=CEILING([.C63]*[.$J$2])+[.$J$3]" office:value-type="float" office:value="393" calcext:value-type="float">
            <text:p>393</text:p>
          </table:table-cell>
          <table:table-cell table:formula="of:=SUM([.D$2:.D63])" office:value-type="float" office:value="12540" calcext:value-type="float">
            <text:p>12540</text:p>
          </table:table-cell>
          <table:table-cell table:formula="of:=[.E63]+[.$J$2]" office:value-type="float" office:value="12565" calcext:value-type="float">
            <text:p>12565</text:p>
          </table:table-cell>
          <table:table-cell table:formula="of:=[.E63]/[.$J$2]" office:value-type="float" office:value="501.6" calcext:value-type="float">
            <text:p>501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5]" office:value-type="float" office:value="16.75" calcext:value-type="float">
            <text:p>16.75</text:p>
          </table:table-cell>
          <table:table-cell table:formula="of:=[.$J$4]*[.A64]" office:value-type="float" office:value="15.75" calcext:value-type="float">
            <text:p>15.75</text:p>
          </table:table-cell>
          <table:table-cell table:formula="of:=CEILING([.C64]*[.$J$2])+[.$J$3]" office:value-type="float" office:value="399" calcext:value-type="float">
            <text:p>399</text:p>
          </table:table-cell>
          <table:table-cell table:formula="of:=SUM([.D$2:.D64])" office:value-type="float" office:value="12939" calcext:value-type="float">
            <text:p>12939</text:p>
          </table:table-cell>
          <table:table-cell table:formula="of:=[.E64]+[.$J$2]" office:value-type="float" office:value="12964" calcext:value-type="float">
            <text:p>12964</text:p>
          </table:table-cell>
          <table:table-cell table:formula="of:=[.E64]/[.$J$2]" office:value-type="float" office:value="517.56" calcext:value-type="float">
            <text:p>517.5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5]" office:value-type="float" office:value="17" calcext:value-type="float">
            <text:p>17</text:p>
          </table:table-cell>
          <table:table-cell table:formula="of:=[.$J$4]*[.A65]" office:value-type="float" office:value="16" calcext:value-type="float">
            <text:p>16</text:p>
          </table:table-cell>
          <table:table-cell table:formula="of:=CEILING([.C65]*[.$J$2])+[.$J$3]" office:value-type="float" office:value="405" calcext:value-type="float">
            <text:p>405</text:p>
          </table:table-cell>
          <table:table-cell table:formula="of:=SUM([.D$2:.D65])" office:value-type="float" office:value="13344" calcext:value-type="float">
            <text:p>13344</text:p>
          </table:table-cell>
          <table:table-cell table:formula="of:=[.E65]+[.$J$2]" office:value-type="float" office:value="13369" calcext:value-type="float">
            <text:p>13369</text:p>
          </table:table-cell>
          <table:table-cell table:formula="of:=[.E65]/[.$J$2]" office:value-type="float" office:value="533.76" calcext:value-type="float">
            <text:p>533.7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5]" office:value-type="float" office:value="17.25" calcext:value-type="float">
            <text:p>17.25</text:p>
          </table:table-cell>
          <table:table-cell table:formula="of:=[.$J$4]*[.A66]" office:value-type="float" office:value="16.25" calcext:value-type="float">
            <text:p>16.25</text:p>
          </table:table-cell>
          <table:table-cell table:formula="of:=CEILING([.C66]*[.$J$2])+[.$J$3]" office:value-type="float" office:value="412" calcext:value-type="float">
            <text:p>412</text:p>
          </table:table-cell>
          <table:table-cell table:formula="of:=SUM([.D$2:.D66])" office:value-type="float" office:value="13756" calcext:value-type="float">
            <text:p>13756</text:p>
          </table:table-cell>
          <table:table-cell table:formula="of:=[.E66]+[.$J$2]" office:value-type="float" office:value="13781" calcext:value-type="float">
            <text:p>13781</text:p>
          </table:table-cell>
          <table:table-cell table:formula="of:=[.E66]/[.$J$2]" office:value-type="float" office:value="550.24" calcext:value-type="float">
            <text:p>550.2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5]" office:value-type="float" office:value="17.5" calcext:value-type="float">
            <text:p>17.5</text:p>
          </table:table-cell>
          <table:table-cell table:formula="of:=[.$J$4]*[.A67]" office:value-type="float" office:value="16.5" calcext:value-type="float">
            <text:p>16.5</text:p>
          </table:table-cell>
          <table:table-cell table:formula="of:=CEILING([.C67]*[.$J$2])+[.$J$3]" office:value-type="float" office:value="418" calcext:value-type="float">
            <text:p>418</text:p>
          </table:table-cell>
          <table:table-cell table:formula="of:=SUM([.D$2:.D67])" office:value-type="float" office:value="14174" calcext:value-type="float">
            <text:p>14174</text:p>
          </table:table-cell>
          <table:table-cell table:formula="of:=[.E67]+[.$J$2]" office:value-type="float" office:value="14199" calcext:value-type="float">
            <text:p>14199</text:p>
          </table:table-cell>
          <table:table-cell table:formula="of:=[.E67]/[.$J$2]" office:value-type="float" office:value="566.96" calcext:value-type="float">
            <text:p>566.9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5]" office:value-type="float" office:value="17.75" calcext:value-type="float">
            <text:p>17.75</text:p>
          </table:table-cell>
          <table:table-cell table:formula="of:=[.$J$4]*[.A68]" office:value-type="float" office:value="16.75" calcext:value-type="float">
            <text:p>16.75</text:p>
          </table:table-cell>
          <table:table-cell table:formula="of:=CEILING([.C68]*[.$J$2])+[.$J$3]" office:value-type="float" office:value="424" calcext:value-type="float">
            <text:p>424</text:p>
          </table:table-cell>
          <table:table-cell table:formula="of:=SUM([.D$2:.D68])" office:value-type="float" office:value="14598" calcext:value-type="float">
            <text:p>14598</text:p>
          </table:table-cell>
          <table:table-cell table:formula="of:=[.E68]+[.$J$2]" office:value-type="float" office:value="14623" calcext:value-type="float">
            <text:p>14623</text:p>
          </table:table-cell>
          <table:table-cell table:formula="of:=[.E68]/[.$J$2]" office:value-type="float" office:value="583.92" calcext:value-type="float">
            <text:p>583.9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5]" office:value-type="float" office:value="18" calcext:value-type="float">
            <text:p>18</text:p>
          </table:table-cell>
          <table:table-cell table:formula="of:=[.$J$4]*[.A69]" office:value-type="float" office:value="17" calcext:value-type="float">
            <text:p>17</text:p>
          </table:table-cell>
          <table:table-cell table:formula="of:=CEILING([.C69]*[.$J$2])+[.$J$3]" office:value-type="float" office:value="430" calcext:value-type="float">
            <text:p>430</text:p>
          </table:table-cell>
          <table:table-cell table:formula="of:=SUM([.D$2:.D69])" office:value-type="float" office:value="15028" calcext:value-type="float">
            <text:p>15028</text:p>
          </table:table-cell>
          <table:table-cell table:formula="of:=[.E69]+[.$J$2]" office:value-type="float" office:value="15053" calcext:value-type="float">
            <text:p>15053</text:p>
          </table:table-cell>
          <table:table-cell table:formula="of:=[.E69]/[.$J$2]" office:value-type="float" office:value="601.12" calcext:value-type="float">
            <text:p>601.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5]" office:value-type="float" office:value="18.25" calcext:value-type="float">
            <text:p>18.25</text:p>
          </table:table-cell>
          <table:table-cell table:formula="of:=[.$J$4]*[.A70]" office:value-type="float" office:value="17.25" calcext:value-type="float">
            <text:p>17.25</text:p>
          </table:table-cell>
          <table:table-cell table:formula="of:=CEILING([.C70]*[.$J$2])+[.$J$3]" office:value-type="float" office:value="437" calcext:value-type="float">
            <text:p>437</text:p>
          </table:table-cell>
          <table:table-cell table:formula="of:=SUM([.D$2:.D70])" office:value-type="float" office:value="15465" calcext:value-type="float">
            <text:p>15465</text:p>
          </table:table-cell>
          <table:table-cell table:formula="of:=[.E70]+[.$J$2]" office:value-type="float" office:value="15490" calcext:value-type="float">
            <text:p>15490</text:p>
          </table:table-cell>
          <table:table-cell table:formula="of:=[.E70]/[.$J$2]" office:value-type="float" office:value="618.6" calcext:value-type="float">
            <text:p>618.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5]" office:value-type="float" office:value="18.5" calcext:value-type="float">
            <text:p>18.5</text:p>
          </table:table-cell>
          <table:table-cell table:formula="of:=[.$J$4]*[.A71]" office:value-type="float" office:value="17.5" calcext:value-type="float">
            <text:p>17.5</text:p>
          </table:table-cell>
          <table:table-cell table:formula="of:=CEILING([.C71]*[.$J$2])+[.$J$3]" office:value-type="float" office:value="443" calcext:value-type="float">
            <text:p>443</text:p>
          </table:table-cell>
          <table:table-cell table:formula="of:=SUM([.D$2:.D71])" office:value-type="float" office:value="15908" calcext:value-type="float">
            <text:p>15908</text:p>
          </table:table-cell>
          <table:table-cell table:formula="of:=[.E71]+[.$J$2]" office:value-type="float" office:value="15933" calcext:value-type="float">
            <text:p>15933</text:p>
          </table:table-cell>
          <table:table-cell table:formula="of:=[.E71]/[.$J$2]" office:value-type="float" office:value="636.32" calcext:value-type="float">
            <text:p>636.3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5]" office:value-type="float" office:value="18.75" calcext:value-type="float">
            <text:p>18.75</text:p>
          </table:table-cell>
          <table:table-cell table:formula="of:=[.$J$4]*[.A72]" office:value-type="float" office:value="17.75" calcext:value-type="float">
            <text:p>17.75</text:p>
          </table:table-cell>
          <table:table-cell table:formula="of:=CEILING([.C72]*[.$J$2])+[.$J$3]" office:value-type="float" office:value="449" calcext:value-type="float">
            <text:p>449</text:p>
          </table:table-cell>
          <table:table-cell table:formula="of:=SUM([.D$2:.D72])" office:value-type="float" office:value="16357" calcext:value-type="float">
            <text:p>16357</text:p>
          </table:table-cell>
          <table:table-cell table:formula="of:=[.E72]+[.$J$2]" office:value-type="float" office:value="16382" calcext:value-type="float">
            <text:p>16382</text:p>
          </table:table-cell>
          <table:table-cell table:formula="of:=[.E72]/[.$J$2]" office:value-type="float" office:value="654.28" calcext:value-type="float">
            <text:p>654.2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5]" office:value-type="float" office:value="19" calcext:value-type="float">
            <text:p>19</text:p>
          </table:table-cell>
          <table:table-cell table:formula="of:=[.$J$4]*[.A73]" office:value-type="float" office:value="18" calcext:value-type="float">
            <text:p>18</text:p>
          </table:table-cell>
          <table:table-cell table:formula="of:=CEILING([.C73]*[.$J$2])+[.$J$3]" office:value-type="float" office:value="455" calcext:value-type="float">
            <text:p>455</text:p>
          </table:table-cell>
          <table:table-cell table:formula="of:=SUM([.D$2:.D73])" office:value-type="float" office:value="16812" calcext:value-type="float">
            <text:p>16812</text:p>
          </table:table-cell>
          <table:table-cell table:formula="of:=[.E73]+[.$J$2]" office:value-type="float" office:value="16837" calcext:value-type="float">
            <text:p>16837</text:p>
          </table:table-cell>
          <table:table-cell table:formula="of:=[.E73]/[.$J$2]" office:value-type="float" office:value="672.48" calcext:value-type="float">
            <text:p>672.4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5]" office:value-type="float" office:value="19.25" calcext:value-type="float">
            <text:p>19.25</text:p>
          </table:table-cell>
          <table:table-cell table:formula="of:=[.$J$4]*[.A74]" office:value-type="float" office:value="18.25" calcext:value-type="float">
            <text:p>18.25</text:p>
          </table:table-cell>
          <table:table-cell table:formula="of:=CEILING([.C74]*[.$J$2])+[.$J$3]" office:value-type="float" office:value="462" calcext:value-type="float">
            <text:p>462</text:p>
          </table:table-cell>
          <table:table-cell table:formula="of:=SUM([.D$2:.D74])" office:value-type="float" office:value="17274" calcext:value-type="float">
            <text:p>17274</text:p>
          </table:table-cell>
          <table:table-cell table:formula="of:=[.E74]+[.$J$2]" office:value-type="float" office:value="17299" calcext:value-type="float">
            <text:p>17299</text:p>
          </table:table-cell>
          <table:table-cell table:formula="of:=[.E74]/[.$J$2]" office:value-type="float" office:value="690.96" calcext:value-type="float">
            <text:p>690.9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5]" office:value-type="float" office:value="19.5" calcext:value-type="float">
            <text:p>19.5</text:p>
          </table:table-cell>
          <table:table-cell table:formula="of:=[.$J$4]*[.A75]" office:value-type="float" office:value="18.5" calcext:value-type="float">
            <text:p>18.5</text:p>
          </table:table-cell>
          <table:table-cell table:formula="of:=CEILING([.C75]*[.$J$2])+[.$J$3]" office:value-type="float" office:value="468" calcext:value-type="float">
            <text:p>468</text:p>
          </table:table-cell>
          <table:table-cell table:formula="of:=SUM([.D$2:.D75])" office:value-type="float" office:value="17742" calcext:value-type="float">
            <text:p>17742</text:p>
          </table:table-cell>
          <table:table-cell table:formula="of:=[.E75]+[.$J$2]" office:value-type="float" office:value="17767" calcext:value-type="float">
            <text:p>17767</text:p>
          </table:table-cell>
          <table:table-cell table:formula="of:=[.E75]/[.$J$2]" office:value-type="float" office:value="709.68" calcext:value-type="float">
            <text:p>709.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5]" office:value-type="float" office:value="19.75" calcext:value-type="float">
            <text:p>19.75</text:p>
          </table:table-cell>
          <table:table-cell table:formula="of:=[.$J$4]*[.A76]" office:value-type="float" office:value="18.75" calcext:value-type="float">
            <text:p>18.75</text:p>
          </table:table-cell>
          <table:table-cell table:formula="of:=CEILING([.C76]*[.$J$2])+[.$J$3]" office:value-type="float" office:value="474" calcext:value-type="float">
            <text:p>474</text:p>
          </table:table-cell>
          <table:table-cell table:formula="of:=SUM([.D$2:.D76])" office:value-type="float" office:value="18216" calcext:value-type="float">
            <text:p>18216</text:p>
          </table:table-cell>
          <table:table-cell table:formula="of:=[.E76]+[.$J$2]" office:value-type="float" office:value="18241" calcext:value-type="float">
            <text:p>18241</text:p>
          </table:table-cell>
          <table:table-cell table:formula="of:=[.E76]/[.$J$2]" office:value-type="float" office:value="728.64" calcext:value-type="float">
            <text:p>728.6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5]" office:value-type="float" office:value="20" calcext:value-type="float">
            <text:p>20</text:p>
          </table:table-cell>
          <table:table-cell table:formula="of:=[.$J$4]*[.A77]" office:value-type="float" office:value="19" calcext:value-type="float">
            <text:p>19</text:p>
          </table:table-cell>
          <table:table-cell table:formula="of:=CEILING([.C77]*[.$J$2])+[.$J$3]" office:value-type="float" office:value="480" calcext:value-type="float">
            <text:p>480</text:p>
          </table:table-cell>
          <table:table-cell table:formula="of:=SUM([.D$2:.D77])" office:value-type="float" office:value="18696" calcext:value-type="float">
            <text:p>18696</text:p>
          </table:table-cell>
          <table:table-cell table:formula="of:=[.E77]+[.$J$2]" office:value-type="float" office:value="18721" calcext:value-type="float">
            <text:p>18721</text:p>
          </table:table-cell>
          <table:table-cell table:formula="of:=[.E77]/[.$J$2]" office:value-type="float" office:value="747.84" calcext:value-type="float">
            <text:p>747.8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5]" office:value-type="float" office:value="20.25" calcext:value-type="float">
            <text:p>20.25</text:p>
          </table:table-cell>
          <table:table-cell table:formula="of:=[.$J$4]*[.A78]" office:value-type="float" office:value="19.25" calcext:value-type="float">
            <text:p>19.25</text:p>
          </table:table-cell>
          <table:table-cell table:formula="of:=CEILING([.C78]*[.$J$2])+[.$J$3]" office:value-type="float" office:value="487" calcext:value-type="float">
            <text:p>487</text:p>
          </table:table-cell>
          <table:table-cell table:formula="of:=SUM([.D$2:.D78])" office:value-type="float" office:value="19183" calcext:value-type="float">
            <text:p>19183</text:p>
          </table:table-cell>
          <table:table-cell table:formula="of:=[.E78]+[.$J$2]" office:value-type="float" office:value="19208" calcext:value-type="float">
            <text:p>19208</text:p>
          </table:table-cell>
          <table:table-cell table:formula="of:=[.E78]/[.$J$2]" office:value-type="float" office:value="767.32" calcext:value-type="float">
            <text:p>767.3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5]" office:value-type="float" office:value="20.5" calcext:value-type="float">
            <text:p>20.5</text:p>
          </table:table-cell>
          <table:table-cell table:formula="of:=[.$J$4]*[.A79]" office:value-type="float" office:value="19.5" calcext:value-type="float">
            <text:p>19.5</text:p>
          </table:table-cell>
          <table:table-cell table:formula="of:=CEILING([.C79]*[.$J$2])+[.$J$3]" office:value-type="float" office:value="493" calcext:value-type="float">
            <text:p>493</text:p>
          </table:table-cell>
          <table:table-cell table:formula="of:=SUM([.D$2:.D79])" office:value-type="float" office:value="19676" calcext:value-type="float">
            <text:p>19676</text:p>
          </table:table-cell>
          <table:table-cell table:formula="of:=[.E79]+[.$J$2]" office:value-type="float" office:value="19701" calcext:value-type="float">
            <text:p>19701</text:p>
          </table:table-cell>
          <table:table-cell table:formula="of:=[.E79]/[.$J$2]" office:value-type="float" office:value="787.04" calcext:value-type="float">
            <text:p>787.0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5]" office:value-type="float" office:value="20.75" calcext:value-type="float">
            <text:p>20.75</text:p>
          </table:table-cell>
          <table:table-cell table:formula="of:=[.$J$4]*[.A80]" office:value-type="float" office:value="19.75" calcext:value-type="float">
            <text:p>19.75</text:p>
          </table:table-cell>
          <table:table-cell table:formula="of:=CEILING([.C80]*[.$J$2])+[.$J$3]" office:value-type="float" office:value="499" calcext:value-type="float">
            <text:p>499</text:p>
          </table:table-cell>
          <table:table-cell table:formula="of:=SUM([.D$2:.D80])" office:value-type="float" office:value="20175" calcext:value-type="float">
            <text:p>20175</text:p>
          </table:table-cell>
          <table:table-cell table:formula="of:=[.E80]+[.$J$2]" office:value-type="float" office:value="20200" calcext:value-type="float">
            <text:p>20200</text:p>
          </table:table-cell>
          <table:table-cell table:formula="of:=[.E80]/[.$J$2]"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5]" office:value-type="float" office:value="21" calcext:value-type="float">
            <text:p>21</text:p>
          </table:table-cell>
          <table:table-cell table:formula="of:=[.$J$4]*[.A81]" office:value-type="float" office:value="20" calcext:value-type="float">
            <text:p>20</text:p>
          </table:table-cell>
          <table:table-cell table:formula="of:=CEILING([.C81]*[.$J$2])+[.$J$3]" office:value-type="float" office:value="505" calcext:value-type="float">
            <text:p>505</text:p>
          </table:table-cell>
          <table:table-cell table:formula="of:=SUM([.D$2:.D81])" office:value-type="float" office:value="20680" calcext:value-type="float">
            <text:p>20680</text:p>
          </table:table-cell>
          <table:table-cell table:formula="of:=[.E81]+[.$J$2]" office:value-type="float" office:value="20705" calcext:value-type="float">
            <text:p>20705</text:p>
          </table:table-cell>
          <table:table-cell table:formula="of:=[.E81]/[.$J$2]" office:value-type="float" office:value="827.2" calcext:value-type="float">
            <text:p>827.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5]" office:value-type="float" office:value="21.25" calcext:value-type="float">
            <text:p>21.25</text:p>
          </table:table-cell>
          <table:table-cell table:formula="of:=[.$J$4]*[.A82]" office:value-type="float" office:value="20.25" calcext:value-type="float">
            <text:p>20.25</text:p>
          </table:table-cell>
          <table:table-cell table:formula="of:=CEILING([.C82]*[.$J$2])+[.$J$3]" office:value-type="float" office:value="512" calcext:value-type="float">
            <text:p>512</text:p>
          </table:table-cell>
          <table:table-cell table:formula="of:=SUM([.D$2:.D82])" office:value-type="float" office:value="21192" calcext:value-type="float">
            <text:p>21192</text:p>
          </table:table-cell>
          <table:table-cell table:formula="of:=[.E82]+[.$J$2]" office:value-type="float" office:value="21217" calcext:value-type="float">
            <text:p>21217</text:p>
          </table:table-cell>
          <table:table-cell table:formula="of:=[.E82]/[.$J$2]" office:value-type="float" office:value="847.68" calcext:value-type="float">
            <text:p>847.6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5]" office:value-type="float" office:value="21.5" calcext:value-type="float">
            <text:p>21.5</text:p>
          </table:table-cell>
          <table:table-cell table:formula="of:=[.$J$4]*[.A83]" office:value-type="float" office:value="20.5" calcext:value-type="float">
            <text:p>20.5</text:p>
          </table:table-cell>
          <table:table-cell table:formula="of:=CEILING([.C83]*[.$J$2])+[.$J$3]" office:value-type="float" office:value="518" calcext:value-type="float">
            <text:p>518</text:p>
          </table:table-cell>
          <table:table-cell table:formula="of:=SUM([.D$2:.D83])" office:value-type="float" office:value="21710" calcext:value-type="float">
            <text:p>21710</text:p>
          </table:table-cell>
          <table:table-cell table:formula="of:=[.E83]+[.$J$2]" office:value-type="float" office:value="21735" calcext:value-type="float">
            <text:p>21735</text:p>
          </table:table-cell>
          <table:table-cell table:formula="of:=[.E83]/[.$J$2]" office:value-type="float" office:value="868.4" calcext:value-type="float">
            <text:p>868.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5]" office:value-type="float" office:value="21.75" calcext:value-type="float">
            <text:p>21.75</text:p>
          </table:table-cell>
          <table:table-cell table:formula="of:=[.$J$4]*[.A84]" office:value-type="float" office:value="20.75" calcext:value-type="float">
            <text:p>20.75</text:p>
          </table:table-cell>
          <table:table-cell table:formula="of:=CEILING([.C84]*[.$J$2])+[.$J$3]" office:value-type="float" office:value="524" calcext:value-type="float">
            <text:p>524</text:p>
          </table:table-cell>
          <table:table-cell table:formula="of:=SUM([.D$2:.D84])" office:value-type="float" office:value="22234" calcext:value-type="float">
            <text:p>22234</text:p>
          </table:table-cell>
          <table:table-cell table:formula="of:=[.E84]+[.$J$2]" office:value-type="float" office:value="22259" calcext:value-type="float">
            <text:p>22259</text:p>
          </table:table-cell>
          <table:table-cell table:formula="of:=[.E84]/[.$J$2]" office:value-type="float" office:value="889.36" calcext:value-type="float">
            <text:p>889.3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5]" office:value-type="float" office:value="22" calcext:value-type="float">
            <text:p>22</text:p>
          </table:table-cell>
          <table:table-cell table:formula="of:=[.$J$4]*[.A85]" office:value-type="float" office:value="21" calcext:value-type="float">
            <text:p>21</text:p>
          </table:table-cell>
          <table:table-cell table:formula="of:=CEILING([.C85]*[.$J$2])+[.$J$3]" office:value-type="float" office:value="530" calcext:value-type="float">
            <text:p>530</text:p>
          </table:table-cell>
          <table:table-cell table:formula="of:=SUM([.D$2:.D85])" office:value-type="float" office:value="22764" calcext:value-type="float">
            <text:p>22764</text:p>
          </table:table-cell>
          <table:table-cell table:formula="of:=[.E85]+[.$J$2]" office:value-type="float" office:value="22789" calcext:value-type="float">
            <text:p>22789</text:p>
          </table:table-cell>
          <table:table-cell table:formula="of:=[.E85]/[.$J$2]" office:value-type="float" office:value="910.56" calcext:value-type="float">
            <text:p>910.5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5]" office:value-type="float" office:value="22.25" calcext:value-type="float">
            <text:p>22.25</text:p>
          </table:table-cell>
          <table:table-cell table:formula="of:=[.$J$4]*[.A86]" office:value-type="float" office:value="21.25" calcext:value-type="float">
            <text:p>21.25</text:p>
          </table:table-cell>
          <table:table-cell table:formula="of:=CEILING([.C86]*[.$J$2])+[.$J$3]" office:value-type="float" office:value="537" calcext:value-type="float">
            <text:p>537</text:p>
          </table:table-cell>
          <table:table-cell table:formula="of:=SUM([.D$2:.D86])" office:value-type="float" office:value="23301" calcext:value-type="float">
            <text:p>23301</text:p>
          </table:table-cell>
          <table:table-cell table:formula="of:=[.E86]+[.$J$2]" office:value-type="float" office:value="23326" calcext:value-type="float">
            <text:p>23326</text:p>
          </table:table-cell>
          <table:table-cell table:formula="of:=[.E86]/[.$J$2]" office:value-type="float" office:value="932.04" calcext:value-type="float">
            <text:p>932.0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5]" office:value-type="float" office:value="22.5" calcext:value-type="float">
            <text:p>22.5</text:p>
          </table:table-cell>
          <table:table-cell table:formula="of:=[.$J$4]*[.A87]" office:value-type="float" office:value="21.5" calcext:value-type="float">
            <text:p>21.5</text:p>
          </table:table-cell>
          <table:table-cell table:formula="of:=CEILING([.C87]*[.$J$2])+[.$J$3]" office:value-type="float" office:value="543" calcext:value-type="float">
            <text:p>543</text:p>
          </table:table-cell>
          <table:table-cell table:formula="of:=SUM([.D$2:.D87])" office:value-type="float" office:value="23844" calcext:value-type="float">
            <text:p>23844</text:p>
          </table:table-cell>
          <table:table-cell table:formula="of:=[.E87]+[.$J$2]" office:value-type="float" office:value="23869" calcext:value-type="float">
            <text:p>23869</text:p>
          </table:table-cell>
          <table:table-cell table:formula="of:=[.E87]/[.$J$2]" office:value-type="float" office:value="953.76" calcext:value-type="float">
            <text:p>953.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5]" office:value-type="float" office:value="22.75" calcext:value-type="float">
            <text:p>22.75</text:p>
          </table:table-cell>
          <table:table-cell table:formula="of:=[.$J$4]*[.A88]" office:value-type="float" office:value="21.75" calcext:value-type="float">
            <text:p>21.75</text:p>
          </table:table-cell>
          <table:table-cell table:formula="of:=CEILING([.C88]*[.$J$2])+[.$J$3]" office:value-type="float" office:value="549" calcext:value-type="float">
            <text:p>549</text:p>
          </table:table-cell>
          <table:table-cell table:formula="of:=SUM([.D$2:.D88])" office:value-type="float" office:value="24393" calcext:value-type="float">
            <text:p>24393</text:p>
          </table:table-cell>
          <table:table-cell table:formula="of:=[.E88]+[.$J$2]" office:value-type="float" office:value="24418" calcext:value-type="float">
            <text:p>24418</text:p>
          </table:table-cell>
          <table:table-cell table:formula="of:=[.E88]/[.$J$2]" office:value-type="float" office:value="975.72" calcext:value-type="float">
            <text:p>975.7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5]" office:value-type="float" office:value="23" calcext:value-type="float">
            <text:p>23</text:p>
          </table:table-cell>
          <table:table-cell table:formula="of:=[.$J$4]*[.A89]" office:value-type="float" office:value="22" calcext:value-type="float">
            <text:p>22</text:p>
          </table:table-cell>
          <table:table-cell table:formula="of:=CEILING([.C89]*[.$J$2])+[.$J$3]" office:value-type="float" office:value="555" calcext:value-type="float">
            <text:p>555</text:p>
          </table:table-cell>
          <table:table-cell table:formula="of:=SUM([.D$2:.D89])" office:value-type="float" office:value="24948" calcext:value-type="float">
            <text:p>24948</text:p>
          </table:table-cell>
          <table:table-cell table:formula="of:=[.E89]+[.$J$2]" office:value-type="float" office:value="24973" calcext:value-type="float">
            <text:p>24973</text:p>
          </table:table-cell>
          <table:table-cell table:formula="of:=[.E89]/[.$J$2]" office:value-type="float" office:value="997.92" calcext:value-type="float">
            <text:p>997.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5]" office:value-type="float" office:value="23.25" calcext:value-type="float">
            <text:p>23.25</text:p>
          </table:table-cell>
          <table:table-cell table:formula="of:=[.$J$4]*[.A90]" office:value-type="float" office:value="22.25" calcext:value-type="float">
            <text:p>22.25</text:p>
          </table:table-cell>
          <table:table-cell table:formula="of:=CEILING([.C90]*[.$J$2])+[.$J$3]" office:value-type="float" office:value="562" calcext:value-type="float">
            <text:p>562</text:p>
          </table:table-cell>
          <table:table-cell table:formula="of:=SUM([.D$2:.D90])" office:value-type="float" office:value="25510" calcext:value-type="float">
            <text:p>25510</text:p>
          </table:table-cell>
          <table:table-cell table:formula="of:=[.E90]+[.$J$2]" office:value-type="float" office:value="25535" calcext:value-type="float">
            <text:p>25535</text:p>
          </table:table-cell>
          <table:table-cell table:formula="of:=[.E90]/[.$J$2]" office:value-type="float" office:value="1020.4" calcext:value-type="float">
            <text:p>1020.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5]" office:value-type="float" office:value="23.5" calcext:value-type="float">
            <text:p>23.5</text:p>
          </table:table-cell>
          <table:table-cell table:formula="of:=[.$J$4]*[.A91]" office:value-type="float" office:value="22.5" calcext:value-type="float">
            <text:p>22.5</text:p>
          </table:table-cell>
          <table:table-cell table:formula="of:=CEILING([.C91]*[.$J$2])+[.$J$3]" office:value-type="float" office:value="568" calcext:value-type="float">
            <text:p>568</text:p>
          </table:table-cell>
          <table:table-cell table:formula="of:=SUM([.D$2:.D91])" office:value-type="float" office:value="26078" calcext:value-type="float">
            <text:p>26078</text:p>
          </table:table-cell>
          <table:table-cell table:formula="of:=[.E91]+[.$J$2]" office:value-type="float" office:value="26103" calcext:value-type="float">
            <text:p>26103</text:p>
          </table:table-cell>
          <table:table-cell table:formula="of:=[.E91]/[.$J$2]" office:value-type="float" office:value="1043.12" calcext:value-type="float">
            <text:p>1043.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5]" office:value-type="float" office:value="23.75" calcext:value-type="float">
            <text:p>23.75</text:p>
          </table:table-cell>
          <table:table-cell table:formula="of:=[.$J$4]*[.A92]" office:value-type="float" office:value="22.75" calcext:value-type="float">
            <text:p>22.75</text:p>
          </table:table-cell>
          <table:table-cell table:formula="of:=CEILING([.C92]*[.$J$2])+[.$J$3]" office:value-type="float" office:value="574" calcext:value-type="float">
            <text:p>574</text:p>
          </table:table-cell>
          <table:table-cell table:formula="of:=SUM([.D$2:.D92])" office:value-type="float" office:value="26652" calcext:value-type="float">
            <text:p>26652</text:p>
          </table:table-cell>
          <table:table-cell table:formula="of:=[.E92]+[.$J$2]" office:value-type="float" office:value="26677" calcext:value-type="float">
            <text:p>26677</text:p>
          </table:table-cell>
          <table:table-cell table:formula="of:=[.E92]/[.$J$2]" office:value-type="float" office:value="1066.08" calcext:value-type="float">
            <text:p>1066.0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5]" office:value-type="float" office:value="24" calcext:value-type="float">
            <text:p>24</text:p>
          </table:table-cell>
          <table:table-cell table:formula="of:=[.$J$4]*[.A93]" office:value-type="float" office:value="23" calcext:value-type="float">
            <text:p>23</text:p>
          </table:table-cell>
          <table:table-cell table:formula="of:=CEILING([.C93]*[.$J$2])+[.$J$3]" office:value-type="float" office:value="580" calcext:value-type="float">
            <text:p>580</text:p>
          </table:table-cell>
          <table:table-cell table:formula="of:=SUM([.D$2:.D93])" office:value-type="float" office:value="27232" calcext:value-type="float">
            <text:p>27232</text:p>
          </table:table-cell>
          <table:table-cell table:formula="of:=[.E93]+[.$J$2]" office:value-type="float" office:value="27257" calcext:value-type="float">
            <text:p>27257</text:p>
          </table:table-cell>
          <table:table-cell table:formula="of:=[.E93]/[.$J$2]" office:value-type="float" office:value="1089.28" calcext:value-type="float">
            <text:p>1089.2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5]" office:value-type="float" office:value="24.25" calcext:value-type="float">
            <text:p>24.25</text:p>
          </table:table-cell>
          <table:table-cell table:formula="of:=[.$J$4]*[.A94]" office:value-type="float" office:value="23.25" calcext:value-type="float">
            <text:p>23.25</text:p>
          </table:table-cell>
          <table:table-cell table:formula="of:=CEILING([.C94]*[.$J$2])+[.$J$3]" office:value-type="float" office:value="587" calcext:value-type="float">
            <text:p>587</text:p>
          </table:table-cell>
          <table:table-cell table:formula="of:=SUM([.D$2:.D94])" office:value-type="float" office:value="27819" calcext:value-type="float">
            <text:p>27819</text:p>
          </table:table-cell>
          <table:table-cell table:formula="of:=[.E94]+[.$J$2]" office:value-type="float" office:value="27844" calcext:value-type="float">
            <text:p>27844</text:p>
          </table:table-cell>
          <table:table-cell table:formula="of:=[.E94]/[.$J$2]" office:value-type="float" office:value="1112.76" calcext:value-type="float">
            <text:p>1112.7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5]" office:value-type="float" office:value="24.5" calcext:value-type="float">
            <text:p>24.5</text:p>
          </table:table-cell>
          <table:table-cell table:formula="of:=[.$J$4]*[.A95]" office:value-type="float" office:value="23.5" calcext:value-type="float">
            <text:p>23.5</text:p>
          </table:table-cell>
          <table:table-cell table:formula="of:=CEILING([.C95]*[.$J$2])+[.$J$3]" office:value-type="float" office:value="593" calcext:value-type="float">
            <text:p>593</text:p>
          </table:table-cell>
          <table:table-cell table:formula="of:=SUM([.D$2:.D95])" office:value-type="float" office:value="28412" calcext:value-type="float">
            <text:p>28412</text:p>
          </table:table-cell>
          <table:table-cell table:formula="of:=[.E95]+[.$J$2]" office:value-type="float" office:value="28437" calcext:value-type="float">
            <text:p>28437</text:p>
          </table:table-cell>
          <table:table-cell table:formula="of:=[.E95]/[.$J$2]" office:value-type="float" office:value="1136.48" calcext:value-type="float">
            <text:p>1136.4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5]" office:value-type="float" office:value="24.75" calcext:value-type="float">
            <text:p>24.75</text:p>
          </table:table-cell>
          <table:table-cell table:formula="of:=[.$J$4]*[.A96]" office:value-type="float" office:value="23.75" calcext:value-type="float">
            <text:p>23.75</text:p>
          </table:table-cell>
          <table:table-cell table:formula="of:=CEILING([.C96]*[.$J$2])+[.$J$3]" office:value-type="float" office:value="599" calcext:value-type="float">
            <text:p>599</text:p>
          </table:table-cell>
          <table:table-cell table:formula="of:=SUM([.D$2:.D96])" office:value-type="float" office:value="29011" calcext:value-type="float">
            <text:p>29011</text:p>
          </table:table-cell>
          <table:table-cell table:formula="of:=[.E96]+[.$J$2]" office:value-type="float" office:value="29036" calcext:value-type="float">
            <text:p>29036</text:p>
          </table:table-cell>
          <table:table-cell table:formula="of:=[.E96]/[.$J$2]" office:value-type="float" office:value="1160.44" calcext:value-type="float">
            <text:p>1160.4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5]" office:value-type="float" office:value="25" calcext:value-type="float">
            <text:p>25</text:p>
          </table:table-cell>
          <table:table-cell table:formula="of:=[.$J$4]*[.A97]" office:value-type="float" office:value="24" calcext:value-type="float">
            <text:p>24</text:p>
          </table:table-cell>
          <table:table-cell table:formula="of:=CEILING([.C97]*[.$J$2])+[.$J$3]" office:value-type="float" office:value="605" calcext:value-type="float">
            <text:p>605</text:p>
          </table:table-cell>
          <table:table-cell table:formula="of:=SUM([.D$2:.D97])" office:value-type="float" office:value="29616" calcext:value-type="float">
            <text:p>29616</text:p>
          </table:table-cell>
          <table:table-cell table:formula="of:=[.E97]+[.$J$2]" office:value-type="float" office:value="29641" calcext:value-type="float">
            <text:p>29641</text:p>
          </table:table-cell>
          <table:table-cell table:formula="of:=[.E97]/[.$J$2]" office:value-type="float" office:value="1184.64" calcext:value-type="float">
            <text:p>1184.6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5]" office:value-type="float" office:value="25.25" calcext:value-type="float">
            <text:p>25.25</text:p>
          </table:table-cell>
          <table:table-cell table:formula="of:=[.$J$4]*[.A98]" office:value-type="float" office:value="24.25" calcext:value-type="float">
            <text:p>24.25</text:p>
          </table:table-cell>
          <table:table-cell table:formula="of:=CEILING([.C98]*[.$J$2])+[.$J$3]" office:value-type="float" office:value="612" calcext:value-type="float">
            <text:p>612</text:p>
          </table:table-cell>
          <table:table-cell table:formula="of:=SUM([.D$2:.D98])" office:value-type="float" office:value="30228" calcext:value-type="float">
            <text:p>30228</text:p>
          </table:table-cell>
          <table:table-cell table:formula="of:=[.E98]+[.$J$2]" office:value-type="float" office:value="30253" calcext:value-type="float">
            <text:p>30253</text:p>
          </table:table-cell>
          <table:table-cell table:formula="of:=[.E98]/[.$J$2]" office:value-type="float" office:value="1209.12" calcext:value-type="float">
            <text:p>1209.1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5]" office:value-type="float" office:value="25.5" calcext:value-type="float">
            <text:p>25.5</text:p>
          </table:table-cell>
          <table:table-cell table:formula="of:=[.$J$4]*[.A99]" office:value-type="float" office:value="24.5" calcext:value-type="float">
            <text:p>24.5</text:p>
          </table:table-cell>
          <table:table-cell table:formula="of:=CEILING([.C99]*[.$J$2])+[.$J$3]" office:value-type="float" office:value="618" calcext:value-type="float">
            <text:p>618</text:p>
          </table:table-cell>
          <table:table-cell table:formula="of:=SUM([.D$2:.D99])" office:value-type="float" office:value="30846" calcext:value-type="float">
            <text:p>30846</text:p>
          </table:table-cell>
          <table:table-cell table:formula="of:=[.E99]+[.$J$2]" office:value-type="float" office:value="30871" calcext:value-type="float">
            <text:p>30871</text:p>
          </table:table-cell>
          <table:table-cell table:formula="of:=[.E99]/[.$J$2]" office:value-type="float" office:value="1233.84" calcext:value-type="float">
            <text:p>1233.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5]" office:value-type="float" office:value="25.75" calcext:value-type="float">
            <text:p>25.75</text:p>
          </table:table-cell>
          <table:table-cell table:formula="of:=[.$J$4]*[.A100]" office:value-type="float" office:value="24.75" calcext:value-type="float">
            <text:p>24.75</text:p>
          </table:table-cell>
          <table:table-cell table:formula="of:=CEILING([.C100]*[.$J$2])+[.$J$3]" office:value-type="float" office:value="624" calcext:value-type="float">
            <text:p>624</text:p>
          </table:table-cell>
          <table:table-cell table:formula="of:=SUM([.D$2:.D100])" office:value-type="float" office:value="31470" calcext:value-type="float">
            <text:p>31470</text:p>
          </table:table-cell>
          <table:table-cell table:formula="of:=[.E100]+[.$J$2]" office:value-type="float" office:value="31495" calcext:value-type="float">
            <text:p>31495</text:p>
          </table:table-cell>
          <table:table-cell table:formula="of:=[.E100]/[.$J$2]" office:value-type="float" office:value="1258.8" calcext:value-type="float">
            <text:p>1258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5]" office:value-type="float" office:value="26" calcext:value-type="float">
            <text:p>26</text:p>
          </table:table-cell>
          <table:table-cell table:formula="of:=[.$J$4]*[.A101]" office:value-type="float" office:value="25" calcext:value-type="float">
            <text:p>25</text:p>
          </table:table-cell>
          <table:table-cell table:formula="of:=CEILING([.C101]*[.$J$2])+[.$J$3]" office:value-type="float" office:value="630" calcext:value-type="float">
            <text:p>630</text:p>
          </table:table-cell>
          <table:table-cell table:formula="of:=SUM([.D$2:.D101])" office:value-type="float" office:value="32100" calcext:value-type="float">
            <text:p>32100</text:p>
          </table:table-cell>
          <table:table-cell table:formula="of:=[.E101]+[.$J$2]" office:value-type="float" office:value="32125" calcext:value-type="float">
            <text:p>32125</text:p>
          </table:table-cell>
          <table:table-cell table:formula="of:=[.E101]/[.$J$2]" office:value-type="float" office:value="1284" calcext:value-type="float">
            <text:p>12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4:58:57.147201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20:00.883146896</meta:creation-date>
    <dc:date>2017-05-05T15:03:15.186825600</dc:date>
    <meta:editing-duration>PT1H16M47S</meta:editing-duration>
    <meta:editing-cycles>33</meta:editing-cycles>
    <meta:generator>LibreOffice/5.3.2.2$Linux_X86_64 LibreOffice_project/30m0$Build-2</meta:generator>
    <meta:document-statistic meta:table-count="1" meta:cell-count="715" meta:object-count="0"/>
  </office:meta>
</office:document-meta>
</file>